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es" fo:country="ES" style:font-size-asian="10pt" style:language-asian="zxx" style:country-asian="none" style:font-size-complex="10pt" style:language-complex="zxx" style:country-complex="none"/>
    </style:style>
    <style:style style:name="P2" style:family="paragraph" style:parent-style-name="Standard" style:list-style-name="L1">
      <style:text-properties style:font-name="Envy Code R VS" fo:font-size="10pt" fo:language="es" fo:country="ES" style:font-size-asian="10pt" style:language-asian="zxx" style:country-asian="none" style:font-size-complex="10pt" style:language-complex="zxx" style:country-complex="none"/>
    </style:style>
    <style:style style:name="P3" style:family="paragraph" style:parent-style-name="Standard" style:list-style-name="L3">
      <style:text-properties style:font-name="Envy Code R VS" fo:font-size="10pt" fo:language="es" fo:country="ES" style:font-size-asian="10pt" style:language-asian="zxx" style:country-asian="none" style:font-size-complex="10pt" style:language-complex="zxx" style:country-complex="none"/>
    </style:style>
    <style:style style:name="P4" style:family="paragraph" style:parent-style-name="Standard" style:list-style-name="L4">
      <style:text-properties style:font-name="Envy Code R VS" fo:font-size="10pt" fo:language="es" fo:country="ES" style:font-size-asian="10pt" style:language-asian="zxx" style:country-asian="none" style:font-size-complex="10pt" style:language-complex="zxx" style:country-complex="none"/>
    </style:style>
    <style:style style:name="P5" style:family="paragraph" style:parent-style-name="Standard" style:list-style-name="L5">
      <style:text-properties style:font-name="Envy Code R VS" fo:font-size="10pt" fo:language="es" fo:country="ES" style:font-size-asian="10pt" style:language-asian="zxx" style:country-asian="none" style:font-size-complex="10pt" style:language-complex="zxx" style:country-complex="none"/>
    </style:style>
    <style:style style:name="P6" style:family="paragraph" style:parent-style-name="Standard" style:list-style-name="L6">
      <style:text-properties style:font-name="Envy Code R VS" fo:font-size="10pt" fo:language="es" fo:country="ES" style:font-size-asian="10pt" style:language-asian="zxx" style:country-asian="none" style:font-size-complex="10pt" style:language-complex="zxx" style:country-complex="none"/>
    </style:style>
    <style:style style:name="P7" style:family="paragraph" style:parent-style-name="Standard" style:list-style-name="L7">
      <style:text-properties style:font-name="Envy Code R VS" fo:font-size="10pt" fo:language="es" fo:country="ES" style:font-size-asian="10pt" style:language-asian="zxx" style:country-asian="none" style:font-size-complex="10pt" style:language-complex="zxx" style:country-complex="none"/>
    </style:style>
    <style:style style:name="P8" style:family="paragraph" style:parent-style-name="Standard">
      <style:text-properties style:font-name="Envy Code R VS" fo:language="es" fo:country="ES" style:language-asian="zxx" style:country-asian="none" style:language-complex="zxx" style:country-complex="none"/>
    </style:style>
    <style:style style:name="P9" style:family="paragraph" style:parent-style-name="Standard">
      <style:text-properties style:font-name="Envy Code R VS" fo:font-size="12pt" fo:language="es" fo:country="ES" style:font-size-asian="12pt" style:language-asian="zxx" style:country-asian="none" style:font-size-complex="12pt" style:language-complex="zxx" style:country-complex="none"/>
    </style:style>
    <style:style style:name="P10" style:family="paragraph" style:parent-style-name="Standard" style:list-style-name="L2"/>
    <style:style style:name="P11" style:family="paragraph" style:parent-style-name="Standard">
      <style:paragraph-properties fo:background-color="#000000">
        <style:background-image/>
      </style:paragraph-properties>
      <style:text-properties fo:color="#e5786d"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2" style:family="paragraph" style:parent-style-name="Standard">
      <style:paragraph-properties fo:background-color="#000000" style:text-autospace="none">
        <style:background-image/>
      </style:paragraph-properties>
      <style:text-properties fo:color="#e5786d"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3" style:family="paragraph" style:parent-style-name="Standard">
      <style:paragraph-properties fo:background-color="#000000">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4"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5" style:family="paragraph" style:parent-style-name="Standard">
      <style:paragraph-properties fo:background-color="#000000" style:text-autospace="none">
        <style:background-image/>
      </style:paragraph-properties>
      <style:text-properties fo:color="#e8f3f6" style:font-name="Consolas" fo:font-size="10pt" fo:language="es" fo:country="ES" fo:font-style="italic" style:font-name-asian="Consolas" style:font-size-asian="10pt" style:language-asian="zxx" style:country-asian="none" style:font-style-asian="italic" style:font-name-complex="Consolas" style:font-size-complex="10pt" style:language-complex="zxx" style:country-complex="none" style:font-style-complex="italic"/>
    </style:style>
    <style:style style:name="P16" style:family="paragraph" style:parent-style-name="Standard">
      <style:paragraph-properties fo:background-color="#000000" style:text-autospace="none">
        <style:background-image/>
      </style:paragraph-properties>
      <style:text-properties fo:color="#e8f3f6" style:font-name="Consolas" fo:font-size="10pt" fo:language="es" fo:country="ES" fo:font-style="italic" fo:font-weight="normal" style:font-name-asian="Consolas" style:font-size-asian="10pt" style:language-asian="zxx" style:country-asian="none" style:font-style-asian="italic" style:font-weight-asian="normal" style:font-name-complex="Consolas" style:font-size-complex="10pt" style:language-complex="zxx" style:country-complex="none" style:font-style-complex="italic" style:font-weight-complex="normal"/>
    </style:style>
    <style:style style:name="P17"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8" style:family="paragraph" style:parent-style-name="Standard">
      <style:paragraph-properties fo:background-color="#000000" style:text-autospace="none">
        <style:background-image/>
      </style:paragraph-properties>
      <style:text-properties fo:color="#e8f3f6" style:font-name="Envy Code R VS" fo:font-size="10pt" fo:language="es" fo:country="ES" style:font-name-asian="Consolas" style:font-size-asian="10pt" style:language-asian="zxx" style:country-asian="none" style:font-name-complex="Consolas" style:font-size-complex="10pt" style:language-complex="zxx" style:country-complex="none"/>
    </style:style>
    <style:style style:name="P19" style:family="paragraph" style:parent-style-name="Standard">
      <style:paragraph-properties fo:background-color="#000000">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20"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P21" style:family="paragraph" style:parent-style-name="Standard">
      <style:paragraph-properties fo:background-color="#000000">
        <style:background-image/>
      </style:paragraph-properties>
      <style:text-properties fo:color="#8ac6f2"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22" style:family="paragraph" style:parent-style-name="Standard">
      <style:paragraph-properties fo:background-color="#000000">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23" style:family="paragraph" style:parent-style-name="Standard">
      <style:paragraph-properties fo:background-color="#000000" style:text-autospace="none">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24" style:family="paragraph" style:parent-style-name="Standard">
      <style:paragraph-properties fo:background-color="#000000">
        <style:background-image/>
      </style:paragraph-properties>
      <style:text-properties fo:font-size="10pt" fo:language="es" fo:country="ES" style:font-size-asian="10pt" style:language-asian="zxx" style:country-asian="none" style:font-size-complex="10pt" style:language-complex="zxx" style:country-complex="none"/>
    </style:style>
    <style:style style:name="P25"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26" style:family="paragraph" style:parent-style-name="Standard">
      <style:paragraph-properties fo:background-color="#000000" style:text-autospace="none">
        <style:background-image/>
      </style:paragraph-properties>
      <style:text-properties fo:font-size="10pt" fo:language="es" fo:country="ES" fo:font-style="italic" style:font-size-asian="10pt" style:language-asian="zxx" style:country-asian="none" style:font-style-asian="italic" style:font-size-complex="10pt" style:language-complex="zxx" style:country-complex="none" style:font-style-complex="italic"/>
    </style:style>
    <style:style style:name="P27" style:family="paragraph" style:parent-style-name="Standard">
      <style:paragraph-properties fo:background-color="#000000" style:text-autospace="none">
        <style:background-image/>
      </style:paragraph-properties>
      <style:text-properties style:font-name="Consolas" fo:font-size="10pt" fo:language="es" fo:country="ES" style:font-size-asian="10pt" style:language-asian="zxx" style:country-asian="none" style:font-size-complex="10pt" style:language-complex="zxx" style:country-complex="none"/>
    </style:style>
    <style:style style:name="T1" style:family="text">
      <style:text-properties style:text-underline-style="solid" style:text-underline-width="auto" style:text-underline-color="font-color"/>
    </style:style>
    <style:style style:name="T2" style:family="text">
      <style:text-properties style:font-name="Envy Code R VS" fo:font-size="10pt" fo:language="es" fo:country="ES" style:font-size-asian="10pt" style:language-asian="zxx" style:country-asian="none" style:font-size-complex="10pt" style:language-complex="zxx" style:country-complex="none"/>
    </style:style>
    <style:style style:name="T3" style:family="text">
      <style:text-properties fo:color="#8ac6f2" style:font-name="Consolas"/>
    </style:style>
    <style:style style:name="T4" style:family="text">
      <style:text-properties fo:color="#8ac6f2" style:font-name="Consolas" style:font-name-asian="Consolas" style:font-name-complex="Consolas"/>
    </style:style>
    <style:style style:name="T5" style:family="text">
      <style:text-properties fo:color="#8ac6f2" style:font-name="Consolas" fo:font-style="italic" style:font-name-asian="Consolas" style:font-style-asian="italic" style:font-name-complex="Consolas" style:font-style-complex="italic"/>
    </style:style>
    <style:style style:name="T6" style:family="text">
      <style:text-properties fo:color="#e8f3f6" style:font-name="Consolas" fo:font-size="11pt" style:font-name-asian="Consolas" style:font-size-asian="11pt" style:font-name-complex="Consolas" style:font-size-complex="11pt"/>
    </style:style>
    <style:style style:name="T7" style:family="text">
      <style:text-properties fo:color="#e8f3f6" style:font-name="Consolas" style:font-name-asian="Consolas" style:font-name-complex="Consolas"/>
    </style:style>
    <style:style style:name="T8" style:family="text">
      <style:text-properties fo:color="#e8f3f6" style:font-name="Consolas" fo:font-style="italic" style:font-name-asian="Consolas" style:font-style-asian="italic" style:font-name-complex="Consolas" style:font-style-complex="italic"/>
    </style:style>
    <style:style style:name="T9" style:family="text">
      <style:text-properties fo:color="#e8f3f6" style:font-name="Consolas" fo:font-weight="normal" style:font-name-asian="Consolas" style:font-weight-asian="normal" style:font-name-complex="Consolas" style:font-weight-complex="normal"/>
    </style:style>
    <style:style style:name="T10" style:family="text">
      <style:text-properties fo:color="#e5786d" style:font-name="Consolas"/>
    </style:style>
    <style:style style:name="T11" style:family="text">
      <style:text-properties fo:color="#e5786d" style:font-name="Consolas" style:font-name-asian="Consolas" style:font-name-complex="Consolas"/>
    </style:style>
    <style:style style:name="T12" style:family="text">
      <style:text-properties fo:color="#e5786d" style:font-name="Consolas" fo:font-style="italic" style:font-name-asian="Consolas" style:font-style-asian="italic" style:font-name-complex="Consolas" style:font-style-complex="italic"/>
    </style:style>
    <style:style style:name="T13" style:family="text">
      <style:text-properties fo:color="#cae682" style:font-name="Consolas"/>
    </style:style>
    <style:style style:name="T14" style:family="text">
      <style:text-properties fo:color="#cae682" style:font-name="Consolas" style:font-name-asian="Consolas" style:font-name-complex="Consolas"/>
    </style:style>
    <style:style style:name="T15" style:family="text">
      <style:text-properties style:font-name="Consolas"/>
    </style:style>
    <style:style style:name="T16" style:family="text">
      <style:text-properties fo:color="#00008b" style:font-name="Consolas" fo:font-weight="bold" style:font-name-asian="Consolas" style:font-weight-asian="bold" style:font-name-complex="Consolas" style:font-weight-complex="bold"/>
    </style:style>
    <style:style style:name="T17" style:family="text">
      <style:text-properties fo:color="#ff0000" style:font-name="Consolas" style:font-name-asian="Consolas" style:font-name-complex="Consola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Breve Descripción del DDD_Aggregate Location</text:span>:</text:p>
      <text:p text:style-name="P1"/>
      <text:p text:style-name="P1">Antes de nada intentemos situar el contexto en el que nos vamos a mover para poder entender mejor la importancia de lo que intentamos poner de manifiesto con este capitulo.</text:p>
      <text:p text:style-name="P1"/>
      <text:p text:style-name="P1">El DDD_Aggregate Location es muy sencillo, puesto que originalmente constaría de:</text:p>
      <text:p text:style-name="P1"/>
      <text:list xml:id="list28469367" text:style-name="L1">
        <text:list-item>
          <text:p text:style-name="P2">Location: una DDD_Entity que ademas es el DDD_Aggregate_Root.</text:p>
        </text:list-item>
        <text:list-item>
          <text:p text:style-name="P2">UnitedNationsLocationCode: un DDD_Value_Object.</text:p>
        </text:list-item>
        <text:list-item>
          <text:p text:style-name="P2">IlocationRepository: el DDD_Repository en forma de interface.</text:p>
        </text:list-item>
      </text:list>
      <text:p text:style-name="P1"/>
      <text:p text:style-name="P1">Un DDD_Aggregate_Root Location en nuestro modelo, seria una parada en un viaje, como por ejemplo el origen desde donde se envía el paquete (ya hemos trabajado con ese concepto a través de OriginLocation) o el destino del mismo (conocido como DestinationLocation). Asimismo, también debería resultarnos familiar los concepto de load_locations y unload_locations. </text:p>
      <text:p text:style-name="P1"/>
      <text:p text:style-name="P1">Por lo tanto, intuitivamente deberíamos tener claro el concepto de DDD_Aggregate_Root <text:s text:c="2"/>Location.</text:p>
      <text:p text:style-name="P1"/>
      <text:p text:style-name="P1">Para poder construir un DDD_Aggregate_Root Location, inyectamos a través del constructor, un DDD_Value_Object UnitedNationsLocationCode, que a su vez es el responsable de proveer a nuestro DDD_Aggregate_Root de una Identidad única</text:p>
      <text:p text:style-name="P1"/>
      <text:p text:style-name="P1">No vamos a extendernos con el DDD_Value_Object UnitedNationsLocationCode ya que únicamente serviría para desviarnos de nuestro objetivo y entrar en una serie de consideraciones nada aportarían a nuestra discusión De todas formas, si sientes curiosidad, puedes consultar mas información en las siguientes direcciones web:</text:p>
      <text:p text:style-name="P1"/>
      <text:list xml:id="list28456795" text:style-name="L2">
        <text:list-item>
          <text:p text:style-name="P10"><text:a xlink:type="simple" xlink:href="http://www.unece.org/cefact/locode/"><text:span text:style-name="T2">http://www.unece.org/cefact/locode/</text:span></text:a></text:p>
        </text:list-item>
        <text:list-item>
          <text:p text:style-name="P10"><text:a xlink:type="simple" xlink:href="http://www.unece.org/cefact/locode/DocColumnDescription.htm#LOCODE"><text:span text:style-name="T2">http://www.unece.org/cefact/locode/DocColumnDescription.htm#LOCODE</text:span></text:a></text:p>
        </text:list-item>
      </text:list>
      <text:p text:style-name="P1"/>
      <text:p text:style-name="P1">El DDD_Value_Object UnitedNationsLocationCode no es el único objeto que inyectamos a nuestro DDD_Aggregate_Root Location, ya que necesitamos también un LocationName, que en el ejemplo original java es un string. La intención es clara, poder disponer de un nombre <text:s/>real que nos permita asociar nuestro DDD_Aggregate_Root Location con la población que representa. Adelantándonos un poco a nuestro desarrollo, decir que, aquí es donde vamos a abrir la Caja de Pandora.</text:p>
      <text:p text:style-name="P1"/>
      <text:p text:style-name="P1">El desarrollo de las BDD_Specs y su implementación, apenas suponen un desafío, ya que, se repiten conceptos que hemos tratado ampliamente. Tomemos como muestra estas dos BDD_Specs:</text:p>
      <text:p text:style-name="P1"/>
      <text:p text:style-name="P19">When returning the associated united nations location code</text:p>
      <text:p text:style-name="P20">» It should return the underlying united nations location code.</text:p>
      <text:p text:style-name="P19"/>
      <text:p text:style-name="P19">When returning the actual location name</text:p>
      <text:p text:style-name="P20">» It should return the underlying location name.</text:p>
      <text:p text:style-name="P1"/>
      <text:p text:style-name="P1">También se repiten patrones ya conocidos cuando nos referimos a las BDD_Specs responsables de proveer el comportamiento asociado a cualquier DDD_Entity:</text:p>
      <text:p text:style-name="P1"/>
      <text:p text:style-name="P19">When comparing two locations with the same identity</text:p>
      <text:p text:style-name="P20">» It should leverage the underlying united nations location code value comparer.</text:p>
      <text:p text:style-name="P20">» It should confirm they have the same identity.</text:p>
      <text:p text:style-name="P20"/>
      <text:p text:style-name="P20">When comparing two locations with the different identity</text:p>
      <text:p text:style-name="P20">» It should leverage the underlying united nations location code value comparer.</text:p>
      <text:p text:style-name="P20">» It should confirm they have different identity.</text:p>
      <text:p text:style-name="P20"/>
      <text:p text:style-name="P20">When comparing any location with null location</text:p>
      <text:p text:style-name="P20">» It should confirm they have different identity.</text:p>
      <text:p text:style-name="P1"><text:soft-page-break/></text:p>
      <text:p text:style-name="P1">Evidentemente estas ultimas tres BDD_Specs definen el comportamiento de has_the_same_identity_as(), método que toda DDD_Entity debe implementar al implementar la interface IEntity&lt;T&gt; y que en nuestro caso delega la responsabilidad en el United Nations Location Code, tal y como habíamos expuesto una lineas mas arriba.</text:p>
      <text:p text:style-name="P1"/>
      <text:p text:style-name="P1">A mayores del diseño original, hemos incorporado una DDD_Factor llamada LocationAggregateFactory y que por el momento solo implementa una interface, ILocationFactory, ya que, como ya sabrás a estas alturas, no nos parece una muy buena practica hacer que el constructor lance excepciones en caso de que los argumentos inyectado no sean validos. Preferimos tener una DDD_Factor que se encargue de ello para evitar violar el SRP:</text:p>
      <text:p text:style-name="P1"/>
      <text:p text:style-name="P22"><text:span text:style-name="T4">public</text:span><text:span text:style-name="T7"> </text:span><text:span text:style-name="T4">interface</text:span><text:span text:style-name="T7"> </text:span><text:span text:style-name="T11">ILocationFactory</text:span></text:p>
      <text:p text:style-name="P14">{</text:p>
      <text:p text:style-name="P25"><text:span text:style-name="T7"><text:s text:c="4"/></text:span><text:span text:style-name="T11">ILocation</text:span><text:span text:style-name="T7"> create_location_using(</text:span></text:p>
      <text:p text:style-name="P25"><text:span text:style-name="T7"><text:s text:c="17"/></text:span><text:span text:style-name="T11">IUnitedNationsLocationCode</text:span><text:span text:style-name="T7"> the_united_nations_location_code, </text:span></text:p>
      <text:p text:style-name="P25"><text:span text:style-name="T7"><text:s text:c="17"/></text:span><text:span text:style-name="T4">string</text:span><text:span text:style-name="T7"> the_location_name);</text:span></text:p>
      <text:p text:style-name="P14">}</text:p>
      <text:p text:style-name="P1"/>
      <text:p text:style-name="P1">Con estaos datos deberíamos estar listos para poder entender lo que vamos a plantear a continuación</text:p>
      <text:p text:style-name="P1"/>
      <text:p text:style-name="P8"><text:span text:style-name="T1">DDD_Aggregate_Root Location - HashCode</text:span>:</text:p>
      <text:p text:style-name="P1"/>
      <text:p text:style-name="P1">Hay varias formas de introducir, o incluso provocar, la siguiente discusión Una de ellas, la que nos sirvió a nosotros para confirmar que había un problema si bien ya intuíamos desde el principio que algo no iba del todo bien, seria plantear la BDD_Spec responsable del comportamiento asociado al calculo del HashCode del DDD_Aggregate_Root Location:</text:p>
      <text:p text:style-name="P1"/>
      <text:p text:style-name="P19">When calculating the location hash code</text:p>
      <text:p text:style-name="P20">» It should leverage the underlying united nations location code hash code.</text:p>
      <text:p text:style-name="P20">» It should leverage the underlying location name hash code.</text:p>
      <text:p text:style-name="P20">» It should return the hash code.</text:p>
      <text:p text:style-name="P1"/>
      <text:p text:style-name="P1">La intención es cristalina, para poder calcular el HashCode del DDD_Aggregate_Root Location, delegamos una parte de dicho calculo a los objetos inyectado en la construcción, a saber:</text:p>
      <text:p text:style-name="P1"/>
      <text:list xml:id="list28471434" text:style-name="L3">
        <text:list-item>
          <text:p text:style-name="P3">DDD_Value_Object UnitedNationsLocationCode.</text:p>
        </text:list-item>
        <text:list-item>
          <text:p text:style-name="P3">(Aquí esta el problema) LocationName.</text:p>
        </text:list-item>
      </text:list>
      <text:p text:style-name="P1"/>
      <text:p text:style-name="P1">Para empezar no sabemos que "nombre" dentro de la terminología DDD usar para referirnos a LocationName. Claramente parece que se trata de un DDD_Value_Object. Sin embargo, al ser implementados directamente a través de un string, no podemos obligarlo a implementar la interface IValueObject&lt;T&gt; que, ademas de "marcar" al objeto como un DDD_Value_Object, nos proporcionaría el método has_the_same_value_as().</text:p>
      <text:p text:style-name="P1"/>
      <text:p text:style-name="P1">Pero ya nos estamos adelantando a los acontecimientos. Vamos primeramente a ver los problemas que se nos plantean al intentar traducira a código la BDD_Spec.</text:p>
      <text:p text:style-name="P1"/>
      <text:p text:style-name="P1">Antes de nada, mostraremos la clase base abstracta de la que heredan todas nuestras BDD_Specs relativas al DDD_Aggregate_Root Location, ya que sin ella, complicaríamos la comprensión de la BDD_Spec que queremos desarrollar:</text:p>
      <text:p text:style-name="P1"/>
      <text:p text:style-name="P24"><text:span text:style-name="T4">public</text:span><text:span text:style-name="T7"> </text:span><text:span text:style-name="T4">abstract</text:span><text:span text:style-name="T7"> </text:span><text:span text:style-name="T4">class</text:span><text:span text:style-name="T7"> </text:span><text:span text:style-name="T14">concern_for_location</text:span><text:span text:style-name="T7"> : </text:span><text:span text:style-name="T14">Observes</text:span><text:span text:style-name="T7">&lt;</text:span><text:span text:style-name="T11">ILocation</text:span><text:span text:style-name="T7">, </text:span><text:span text:style-name="T14">Location</text:span><text:span text:style-name="T7">&gt;</text:span></text:p>
      <text:p text:style-name="P14">{</text:p>
      <text:p text:style-name="P25"><text:span text:style-name="T7"><text:s text:c="4"/></text:span><text:span text:style-name="T11">Establish</text:span><text:span text:style-name="T7"> context = () =&gt;</text:span></text:p>
      <text:p text:style-name="P14"><text:s text:c="4"/>{</text:p>
      <text:p text:style-name="P25"><text:span text:style-name="T7"><text:s text:c="8"/>the_injected_united_nations_location_code = an&lt;</text:span><text:span text:style-name="T11">IUnitedNationsLocationCode</text:span><text:span text:style-name="T7">&gt;();</text:span></text:p>
      <text:p text:style-name="P25"><text:span text:style-name="T7"><text:s text:c="8"/>the_injected_location_name = </text:span><text:span text:style-name="T11">"Location Name Test"</text:span><text:span text:style-name="T7">;</text:span></text:p>
      <text:p text:style-name="P25"><text:span text:style-name="T7"><text:s text:c="8"/>the_location_factory = </text:span><text:span text:style-name="T4">new</text:span><text:span text:style-name="T7"> </text:span><text:span text:style-name="T14">LocationAggregateFactory</text:span><text:span text:style-name="T7">();</text:span></text:p>
      <text:p text:style-name="P14"><text:soft-page-break/></text:p>
      <text:p text:style-name="P14"><text:s text:c="8"/>create_sut_using(() =&gt; </text:p>
      <text:p text:style-name="P14"><text:s text:c="11"/>the_location_factory</text:p>
      <text:p text:style-name="P14"><text:s text:c="14"/>.create_location_using(the_injected_united_nations_location_code, </text:p>
      <text:p text:style-name="P14"><text:s text:c="37"/>the_injected_location_name));</text:p>
      <text:p text:style-name="P14"><text:s text:c="4"/>};</text:p>
      <text:p text:style-name="P14"/>
      <text:p text:style-name="P25"><text:span text:style-name="T7"><text:s text:c="4"/></text:span><text:span text:style-name="T4">static</text:span><text:span text:style-name="T7"> </text:span><text:span text:style-name="T4">protected</text:span><text:span text:style-name="T7"> </text:span><text:span text:style-name="T11">IUnitedNationsLocationCode</text:span><text:span text:style-name="T7"> </text:span></text:p>
      <text:p text:style-name="P14"><text:s text:c="24"/>the_injected_united_nations_location_code;</text:p>
      <text:p text:style-name="P25"><text:span text:style-name="T7"><text:s text:c="4"/></text:span><text:span text:style-name="T4">static</text:span><text:span text:style-name="T7"> </text:span><text:span text:style-name="T4">protected</text:span><text:span text:style-name="T7"> </text:span><text:span text:style-name="T4">string</text:span><text:span text:style-name="T7"> the_injected_location_name;</text:span></text:p>
      <text:p text:style-name="P25"><text:span text:style-name="T7"><text:s text:c="4"/></text:span><text:span text:style-name="T4">static</text:span><text:span text:style-name="T7"> </text:span><text:span text:style-name="T11">ILocationFactory</text:span><text:span text:style-name="T7"> the_location_factory;</text:span></text:p>
      <text:p text:style-name="P14">}</text:p>
      <text:p text:style-name="P1"/>
      <text:p text:style-name="P1">Se confirma por tanto lo esperado:</text:p>
      <text:p text:style-name="P1"/>
      <text:list xml:id="list28477864" text:style-name="L4">
        <text:list-item>
          <text:p text:style-name="P4">La interface de la que heredamos es ILocation.</text:p>
        </text:list-item>
        <text:list-item>
          <text:p text:style-name="P4">La implementación es Location</text:p>
        </text:list-item>
        <text:list-item>
          <text:p text:style-name="P4">Contamos con una instancia de la DDD_Factor ILocationFactory a través de LocationAggregateFactory().</text:p>
        </text:list-item>
        <text:list-item>
          <text:p text:style-name="P4">Declaramos como campos (fields) los dos argumentos necesarios para construir una ILocation:</text:p>
          <text:list>
            <text:list-item>
              <text:p text:style-name="P4">the_injected_united_nations_location_code.</text:p>
            </text:list-item>
            <text:list-item>
              <text:p text:style-name="P4">the_injected_location_name.</text:p>
            </text:list-item>
          </text:list>
        </text:list-item>
        <text:list-item>
          <text:p text:style-name="P4">Para la creación de una ILocation usamos la DDD_Factor</text:p>
        </text:list-item>
      </text:list>
      <text:p text:style-name="P1"/>
      <text:p text:style-name="P1">Ahora podemos ir con la definición del esqueleto de los bloques IT de nuestra BDD_Spec:</text:p>
      <text:p text:style-name="P1"/>
      <text:p text:style-name="P24"><text:span text:style-name="T4">public</text:span><text:span text:style-name="T7"> </text:span><text:span text:style-name="T4">class</text:span><text:span text:style-name="T7"> </text:span><text:span text:style-name="T14">when_calculating_the_location_hash_code</text:span><text:span text:style-name="T7"> : </text:span><text:span text:style-name="T14">concern_for_location</text:span></text:p>
      <text:p text:style-name="P14">{</text:p>
      <text:p text:style-name="P25"><text:span text:style-name="T7"><text:s text:c="3"/></text:span><text:span text:style-name="T11">It</text:span><text:span text:style-name="T7"> should_leverage_the_underlying_united_nations_location_code_hash_code = () =&gt; {};</text:span></text:p>
      <text:p text:style-name="P25"><text:span text:style-name="T7"><text:s text:c="3"/></text:span><text:span text:style-name="T11">It</text:span><text:span text:style-name="T7"> should_leverage_the_underlying_location_name_hash_code = () =&gt; {};</text:span></text:p>
      <text:p text:style-name="P25"><text:span text:style-name="T7"><text:s text:c="3"/></text:span><text:span text:style-name="T11">It</text:span><text:span text:style-name="T7"> should_return_the_hash_code = () =&gt; {};</text:span></text:p>
      <text:p text:style-name="P14">}</text:p>
      <text:p text:style-name="P1"/>
      <text:p text:style-name="P1">Vamos a ir paso a paso para que la parte técnica no nos despiste del problema real.</text:p>
      <text:p text:style-name="P1"/>
      <text:p text:style-name="P1">Empezamos con la implementación del primer bloque IT:</text:p>
      <text:p text:style-name="P1"/>
      <text:p text:style-name="P24"><text:span text:style-name="T11">It</text:span><text:span text:style-name="T7"> should_leverage_the_underlying_united_nations_location_code_hash_code = () =&gt; </text:span></text:p>
      <text:p text:style-name="P13"><text:s text:c="3"/>the_injected_united_nations_location_code</text:p>
      <text:p text:style-name="P13"><text:s text:c="6"/>.received(x =&gt; x.GetHashCode());</text:p>
      <text:p text:style-name="P1"/>
      <text:p text:style-name="P1">Hemos hecho algo similar unas cuantas veces. Con esta linea estamos diseñando, ya que explicitamos la naturaleza de la relación (o interacción) existente entre nuestro SUT (el DDD_Aggregate_Root Location) y el argumento inyectado (el DDD_Value_Object UnitedNationsLocationCode).</text:p>
      <text:p text:style-name="P1"/>
      <text:p text:style-name="P1">Por lo tanto, ninguna sorpresa.</text:p>
      <text:p text:style-name="P1"/>
      <text:p text:style-name="P1">Vamos con el segundo bloque IT:</text:p>
      <text:p text:style-name="P1"/>
      <text:p text:style-name="P24"><text:span text:style-name="T11">It</text:span><text:span text:style-name="T7"> should_leverage_the_underlying_location_name_hash_code = () =&gt;</text:span></text:p>
      <text:p text:style-name="P14"><text:s text:c="3"/>the_injected_location_name</text:p>
      <text:p text:style-name="P14"><text:s text:c="6"/>.received(x =&gt; x.GetHashCode());</text:p>
      <text:p text:style-name="P1"/>
      <text:p text:style-name="P1">El mismo razonamiento que para el bloque IT anterior. Sin embargo, el lector mas astuto se habrá dado cuenta de que nos vamos a estrellar con un problema, y es que the_injected_location_name es un string y por tanto no podemos ejecutar:</text:p>
      <text:p text:style-name="P1"/>
      <text:p text:style-name="P14">the_injected_location_name.received(x =&gt; x.GetHashCode());</text:p>
      <text:p text:style-name="P1"/>
      <text:p text:style-name="P1"><text:soft-page-break/>Ya que the_injected_location_name no es mockable. Lo que desencadenaría toda la reflexión que queremos plantear. Pero supongamos que no nos damos cuenta de este detalle y que seguimos adelante, algo que puede ocurrir perfectamente y nos va a servir para demostrar la red de seguridad que es disponer de un framework BDD tan fabuloso como machine.specifications.</text:p>
      <text:p text:style-name="P1"/>
      <text:p text:style-name="P1">Vamos con el tercer bloque IT:</text:p>
      <text:p text:style-name="P1"/>
      <text:p text:style-name="P24"><text:span text:style-name="T11">It</text:span><text:span text:style-name="T7"> should_return_the_hash_code = () =&gt; result.ShouldEqual(</text:span><text:span text:style-name="T4">new</text:span><text:span text:style-name="T7"> </text:span><text:span text:style-name="T4">int</text:span><text:span text:style-name="T7">());</text:span></text:p>
      <text:p text:style-name="P1"/>
      <text:p text:style-name="P1">Directo y sin complicaciones. Hemos supuesto que el resultado va a ser un integer cualquiera porque, de antemano, es difícil calcular un hashcode sin apenas datos. Sabemos que esto va a fallar y ya lo cambiaremos por un valor mas adecuado a la realidad cuando llegue el momento.</text:p>
      <text:p text:style-name="P1"/>
      <text:p text:style-name="P1">Hemos terminado con los bloques IT. Seguimos con el bloque BECAUSE:</text:p>
      <text:p text:style-name="P1"/>
      <text:p text:style-name="P24"><text:span text:style-name="T11">Because</text:span><text:span text:style-name="T7"> of = () =&gt; result = sut.GetHashCode();</text:span></text:p>
      <text:p text:style-name="P1"/>
      <text:p text:style-name="P1">Nada que comentar. Simplemente hacemos la llamada al método que queremos que provoque el comportamiento especificado.</text:p>
      <text:p text:style-name="P1"/>
      <text:p text:style-name="P1">Por ultimo vamos con el bloque ESTABLISH:</text:p>
      <text:p text:style-name="P1"/>
      <text:p text:style-name="P24"><text:span text:style-name="T11">Establish</text:span><text:span text:style-name="T7"> context = () =&gt;</text:span></text:p>
      <text:p text:style-name="P14">{</text:p>
      <text:p text:style-name="P14"><text:s text:c="4"/>the_injected_united_nations_location_code</text:p>
      <text:p text:style-name="P14"><text:s text:c="7"/>.Stub(x =&gt; x.GetHashCode())</text:p>
      <text:p text:style-name="P25"><text:span text:style-name="T7"><text:s text:c="7"/>.Return(</text:span><text:span text:style-name="T11">1</text:span><text:span text:style-name="T7">);</text:span></text:p>
      <text:p text:style-name="P14"/>
      <text:p text:style-name="P14"><text:s text:c="4"/>the_injected_location_name</text:p>
      <text:p text:style-name="P14"><text:s text:c="7"/>.Stub(x =&gt; x.GetHashCode())</text:p>
      <text:p text:style-name="P25"><text:span text:style-name="T7"><text:s text:c="7"/>.Return(</text:span><text:span text:style-name="T11">2</text:span><text:span text:style-name="T7">);</text:span></text:p>
      <text:p text:style-name="P14">};</text:p>
      <text:p text:style-name="P1"/>
      <text:p text:style-name="P1">Tenemos dos mocks para simular el comportamiento de las llamadas a GetHashCode() de los argumentos que usamos para construir el DDD_Aggregate_Root Location.</text:p>
      <text:p text:style-name="P1"/>
      <text:p text:style-name="P1">De nuevo el lector mas astuto se dará cuenta de que el segundo mock va a dar problemas, por las razones expuesta al analizar el segundo bloque IT. Pero igual que entonces, vamos a suponer que también esta bandera de aviso pasa desapercibida.</text:p>
      <text:p text:style-name="P1"/>
      <text:p text:style-name="P1">Antes de ejecutar la BDD_Spec, mostramos el código completo de la misma, ya que, puesto que nos va a dar un error no esperado, no figura como tal en el código fuente, por lo tanto, debería ayudar a aquellos que quieran comprobarlo por su cuenta:</text:p>
      <text:p text:style-name="P1"/>
      <text:p text:style-name="P24"><text:span text:style-name="T4">public</text:span><text:span text:style-name="T7"> </text:span><text:span text:style-name="T4">class</text:span><text:span text:style-name="T7"> </text:span><text:span text:style-name="T14">when_calculating_the_location_hash_code</text:span><text:span text:style-name="T7"> : </text:span><text:span text:style-name="T14">concern_for_location</text:span></text:p>
      <text:p text:style-name="P14">{</text:p>
      <text:p text:style-name="P25"><text:span text:style-name="T7"><text:s text:c="4"/></text:span><text:span text:style-name="T11">Establish</text:span><text:span text:style-name="T7"> context = () =&gt;</text:span></text:p>
      <text:p text:style-name="P14"><text:s text:c="4"/>{</text:p>
      <text:p text:style-name="P14"><text:s text:c="8"/>the_injected_united_nations_location_code</text:p>
      <text:p text:style-name="P14"><text:s text:c="11"/>.Stub(x =&gt; x.GetHashCode())</text:p>
      <text:p text:style-name="P25"><text:span text:style-name="T7"><text:s text:c="11"/>.Return(</text:span><text:span text:style-name="T11">1</text:span><text:span text:style-name="T7">);</text:span></text:p>
      <text:p text:style-name="P14"/>
      <text:p text:style-name="P14"><text:s text:c="8"/>the_injected_location_name</text:p>
      <text:p text:style-name="P14"><text:s text:c="11"/>.Stub(x =&gt; x.GetHashCode())</text:p>
      <text:p text:style-name="P25"><text:span text:style-name="T7"><text:s text:c="11"/>.Return(</text:span><text:span text:style-name="T11">2</text:span><text:span text:style-name="T7">);</text:span></text:p>
      <text:p text:style-name="P14"><text:s text:c="4"/>};</text:p>
      <text:p text:style-name="P14"/>
      <text:p text:style-name="P25"><text:span text:style-name="T7"><text:s text:c="4"/></text:span><text:span text:style-name="T11">Because</text:span><text:span text:style-name="T7"> of = () =&gt; result = sut.GetHashCode();</text:span></text:p>
      <text:p text:style-name="P14"/>
      <text:p text:style-name="P25"><text:span text:style-name="T7"><text:s text:c="4"/></text:span><text:span text:style-name="T11">It</text:span><text:span text:style-name="T7"> should_leverage_the_underlying_united_nations_location_code_hash_code = () =&gt; </text:span></text:p>
      <text:p text:style-name="P14"><text:soft-page-break/><text:s text:c="7"/>the_injected_united_nations_location_code</text:p>
      <text:p text:style-name="P14"><text:s text:c="10"/>.received(x =&gt; x.GetHashCode());</text:p>
      <text:p text:style-name="P14"/>
      <text:p text:style-name="P25"><text:span text:style-name="T7"><text:s text:c="4"/></text:span><text:span text:style-name="T11">It</text:span><text:span text:style-name="T7"> should_leverage_the_underlying_location_name_hash_code = () =&gt;</text:span></text:p>
      <text:p text:style-name="P14"><text:s text:c="8"/>the_injected_location_name</text:p>
      <text:p text:style-name="P14"><text:s text:c="11"/>.received(x =&gt; x.GetHashCode());</text:p>
      <text:p text:style-name="P14"><text:s text:c="4"/></text:p>
      <text:p text:style-name="P25"><text:span text:style-name="T7"><text:s text:c="4"/></text:span><text:span text:style-name="T11">It</text:span><text:span text:style-name="T7"> should_return_the_hash_code = () =&gt; result.ShouldEqual(</text:span><text:span text:style-name="T4">new</text:span><text:span text:style-name="T7"> </text:span><text:span text:style-name="T4">int</text:span><text:span text:style-name="T7">());</text:span></text:p>
      <text:p text:style-name="P14"><text:s text:c="8"/></text:p>
      <text:p text:style-name="P25"><text:span text:style-name="T7"><text:s text:c="4"/></text:span><text:span text:style-name="T4">static</text:span><text:span text:style-name="T7"> </text:span><text:span text:style-name="T4">int</text:span><text:span text:style-name="T7"> result;</text:span></text:p>
      <text:p text:style-name="P14">}</text:p>
      <text:p text:style-name="P1"/>
      <text:p text:style-name="P1">Para ejecutar la BDD_Spec correctamente, necesitamos varias cosas.</text:p>
      <text:p text:style-name="P1"/>
      <text:p text:style-name="P1">Primero: La interface ILocation debe contener el método GetHashCode():</text:p>
      <text:p text:style-name="P1"/>
      <text:p text:style-name="P24"><text:span text:style-name="T4">namespace</text:span><text:span text:style-name="T7"> dddsample.domain.model.location.aggregate.interfaces</text:span></text:p>
      <text:p text:style-name="P14">{</text:p>
      <text:p text:style-name="P25"><text:span text:style-name="T7"><text:s text:c="4"/></text:span><text:span text:style-name="T4">public</text:span><text:span text:style-name="T7"> </text:span><text:span text:style-name="T4">interface</text:span><text:span text:style-name="T7"> </text:span><text:span text:style-name="T11">ILocation</text:span><text:span text:style-name="T7"> : </text:span><text:span text:style-name="T11">IEntity</text:span><text:span text:style-name="T7">&lt;</text:span><text:span text:style-name="T11">ILocation</text:span><text:span text:style-name="T7">&gt;</text:span></text:p>
      <text:p text:style-name="P14"><text:s text:c="4"/>{</text:p>
      <text:p text:style-name="P25"><text:span text:style-name="T7"><text:s text:c="8"/></text:span><text:span text:style-name="T5">int</text:span><text:span text:style-name="T8"> GetHashCode();</text:span></text:p>
      <text:p text:style-name="P25"><text:span text:style-name="T7"><text:s text:c="8"/></text:span><text:span text:style-name="T11">IUnitedNationsLocationCode</text:span><text:span text:style-name="T7"> associated_united_nations_location_code();</text:span></text:p>
      <text:p text:style-name="P25"><text:span text:style-name="T7"><text:s text:c="8"/></text:span><text:span text:style-name="T4">string</text:span><text:span text:style-name="T7"> actual_location_name();</text:span></text:p>
      <text:p text:style-name="P14"><text:s text:c="4"/>}</text:p>
      <text:p text:style-name="P14">}</text:p>
      <text:p text:style-name="P1"/>
      <text:p text:style-name="P1">Segundo: La implementación Location debe lanzar una excepción cuando GetHashCode() es invocada:</text:p>
      <text:p text:style-name="P1"/>
      <text:p text:style-name="P24"><text:span text:style-name="T4">namespace</text:span><text:span text:style-name="T7"> dddsample.domain.model.location.aggregate</text:span></text:p>
      <text:p text:style-name="P14">{</text:p>
      <text:p text:style-name="P25"><text:span text:style-name="T7"><text:s text:c="4"/></text:span><text:span text:style-name="T4">public</text:span><text:span text:style-name="T7"> </text:span><text:span text:style-name="T4">class</text:span><text:span text:style-name="T7"> </text:span><text:span text:style-name="T14">Location</text:span><text:span text:style-name="T7"> : </text:span><text:span text:style-name="T11">ILocation</text:span></text:p>
      <text:p text:style-name="P14"><text:s text:c="4"/>{</text:p>
      <text:p text:style-name="P25"><text:span text:style-name="T7"><text:s text:c="8"/></text:span><text:span text:style-name="T4">readonly</text:span><text:span text:style-name="T7"> </text:span><text:span text:style-name="T11">IUnitedNationsLocationCode</text:span><text:span text:style-name="T7"> underlying_united_nations_location_code;</text:span></text:p>
      <text:p text:style-name="P25"><text:span text:style-name="T7"><text:s text:c="8"/></text:span><text:span text:style-name="T4">readonly</text:span><text:span text:style-name="T7"> </text:span><text:span text:style-name="T4">string</text:span><text:span text:style-name="T7"> underlying_location_name;</text:span></text:p>
      <text:p text:style-name="P14"/>
      <text:p text:style-name="P25"><text:span text:style-name="T7"><text:s text:c="8"/></text:span><text:span text:style-name="T4">internal</text:span><text:span text:style-name="T7"> Location(</text:span><text:span text:style-name="T11">IUnitedNationsLocationCode</text:span><text:span text:style-name="T7"> the_united_nations_location_code, </text:span></text:p>
      <text:p text:style-name="P25"><text:span text:style-name="T7"><text:s text:c="26"/></text:span><text:span text:style-name="T4">string</text:span><text:span text:style-name="T7"> the_injected_location_name)</text:span></text:p>
      <text:p text:style-name="P14"><text:s text:c="8"/>{</text:p>
      <text:p text:style-name="P14"><text:s text:c="12"/>underlying_united_nations_location_code = the_united_nations_location_code;</text:p>
      <text:p text:style-name="P14"><text:s text:c="12"/>underlying_location_name = the_injected_location_name;</text:p>
      <text:p text:style-name="P25"><text:span text:style-name="T7"><text:s text:c="8"/>}</text:span><text:span text:style-name="T7"> <text:s text:c="7"/></text:span></text:p>
      <text:p text:style-name="P14"/>
      <text:p text:style-name="P25"><text:span text:style-name="T7"><text:s text:c="8"/></text:span><text:span text:style-name="T5">public</text:span><text:span text:style-name="T8"> </text:span><text:span text:style-name="T5">override</text:span><text:span text:style-name="T8"> </text:span><text:span text:style-name="T5">int</text:span><text:span text:style-name="T8"> GetHashCode()</text:span></text:p>
      <text:p text:style-name="P15"><text:s text:c="8"/>{</text:p>
      <text:p text:style-name="P26"><text:span text:style-name="T7"><text:s text:c="12"/></text:span><text:span text:style-name="T4">throw</text:span><text:span text:style-name="T7"> </text:span><text:span text:style-name="T4">new</text:span><text:span text:style-name="T7"> </text:span><text:span text:style-name="T16">NotImplementedException</text:span><text:span text:style-name="T9">();</text:span></text:p>
      <text:p text:style-name="P16"><text:s text:c="8"/>}</text:p>
      <text:p text:style-name="P17"/>
      <text:p text:style-name="P17"><text:s text:c="8"/>(....)</text:p>
      <text:p text:style-name="P17"/>
      <text:p text:style-name="P17"><text:s text:c="4"/>}</text:p>
      <text:p text:style-name="P17">}</text:p>
      <text:p text:style-name="P1"/>
      <text:p text:style-name="P1">Tercero: La interface IUnitedNationsLocationCode debe contener el método GetHashCode():</text:p>
      <text:p text:style-name="P1"/>
      <text:p text:style-name="P24"><text:span text:style-name="T4">namespace</text:span><text:span text:style-name="T7"> dddsample.domain.model.location.aggregate.interfaces</text:span></text:p>
      <text:p text:style-name="P14">{</text:p>
      <text:p text:style-name="P25"><text:span text:style-name="T7"><text:s text:c="4"/></text:span><text:span text:style-name="T4">public</text:span><text:span text:style-name="T7"> </text:span><text:span text:style-name="T4">interface</text:span><text:span text:style-name="T7"> </text:span><text:span text:style-name="T11">IUnitedNationsLocationCode</text:span><text:span text:style-name="T7"> : </text:span></text:p>
      <text:p text:style-name="P25"><text:span text:style-name="T7"><text:s text:c="21"/></text:span><text:span text:style-name="T11">IValueObject</text:span><text:span text:style-name="T7">&lt;</text:span><text:span text:style-name="T11">IUnitedNationsLocationCode</text:span><text:span text:style-name="T7">&gt;</text:span></text:p>
      <text:p text:style-name="P14"><text:s text:c="4"/>{</text:p>
      <text:p text:style-name="P25"><text:span text:style-name="T7"><text:s text:c="8"/></text:span><text:span text:style-name="T5">int</text:span><text:span text:style-name="T8"> GetHashCode();</text:span></text:p>
      <text:p text:style-name="P14"><text:s text:c="4"/>}</text:p>
      <text:p text:style-name="P14"><text:soft-page-break/>}</text:p>
      <text:p text:style-name="P1"/>
      <text:p text:style-name="P1">Con esto estamos listos para ejecutar la BDD_Spec a la espera de nuestro fallo deseado (Method Not Implemented), pero que no se va a producir:</text:p>
      <text:p text:style-name="P1"/>
      <text:p text:style-name="P19">------ Test started: Assembly: dddsample.specs.dll ------</text:p>
      <text:p text:style-name="P20"/>
      <text:p text:style-name="P20">when calculating the location hash code</text:p>
      <text:p text:style-name="P20">» should leverage the underlying united nations location code hash code (FAIL)</text:p>
      <text:p text:style-name="P20">» should leverage the underlying location name hash code (FAIL)</text:p>
      <text:p text:style-name="P20">» should return the hash code (FAIL)</text:p>
      <text:p text:style-name="P20"/>
      <text:p text:style-name="P20">Test 'should leverage the underlying united nations location code hash code' failed:</text:p>
      <text:p text:style-name="P20"><text:tab/>System.Reflection.TargetInvocationException: Exception has been thrown by the target of an invocation. ---&gt; System.InvalidOperationException: The object 'Location Name Test' is not a mocked object.</text:p>
      <text:p text:style-name="P20"/>
      <text:p text:style-name="P20">(....)</text:p>
      <text:p text:style-name="P20"/>
      <text:p text:style-name="P20">Test 'should leverage the underlying location name hash code' failed:</text:p>
      <text:p text:style-name="P20"><text:tab/>System.Reflection.TargetInvocationException: Exception has been thrown by the target of an invocation. ---&gt; System.InvalidOperationException: The object 'Location Name Test' is not a mocked object.</text:p>
      <text:p text:style-name="P20"/>
      <text:p text:style-name="P20">(....)</text:p>
      <text:p text:style-name="P20"/>
      <text:p text:style-name="P20">Test 'should return the hash code' failed:</text:p>
      <text:p text:style-name="P20"><text:tab/>System.Reflection.TargetInvocationException: Exception has been thrown by the target of an invocation. ---&gt; System.InvalidOperationException: The object 'Location Name Test' is not a mocked object.</text:p>
      <text:p text:style-name="P20"/>
      <text:p text:style-name="P20">(....)</text:p>
      <text:p text:style-name="P20"/>
      <text:p text:style-name="P20">0 passed, 3 failed, 0 skipped, took 1,55 seconds (Machine.Specifications 0.3.0).</text:p>
      <text:p text:style-name="P1"/>
      <text:p text:style-name="P1">Y efectivamente no se produce ya que el error que obtenemos en los tres casos es el mismo, pero no el esperado:</text:p>
      <text:p text:style-name="P1"/>
      <text:p text:style-name="P20">The object 'Location Name Test' is not a mocked object.</text:p>
      <text:p text:style-name="P1"/>
      <text:p text:style-name="P1">Teniendo en cuenta que "Location Name Test" es el valor de nuestro the_injected_location_name, el mensaje que recibimos es alto y claro. Ya no podemos seguir ignorando los problemas que íbamos indicando a medida que desarrollábamos el código de la BDD_Spec. Como location_name es un string, no podemos mockarlo, por lo tanto nuestra segunda Aserción (el segundo bloque IT) es difícil de comprobar:</text:p>
      <text:p text:style-name="P1"/>
      <text:p text:style-name="P20">» It should leverage the underlying location name hash code.</text:p>
      <text:p text:style-name="P1"/>
      <text:p text:style-name="P1">Hay varias opciones, pero nosotros vamos a resumirlas en dos.</text:p>
      <text:p text:style-name="P1"/>
      <text:p text:style-name="P8"><text:span text:style-name="T1">DDD_Aggregate_Root Location – HashCode – Solución 1</text:span>:</text:p>
      <text:p text:style-name="P1"/>
      <text:p text:style-name="P1">Una primera solución, consitiría en intentar cambiar el código BDD_Spec para que se adapte al inconveniente descubierto con anterioridad.</text:p>
      <text:p text:style-name="P1"/>
      <text:p text:style-name="P1">Una de las opciones consistiría en modificar el segundo bloque IT para evitar la necesidad de un mock. Intentaríamos comprobar la aserción de forma indirecta:</text:p>
      <text:p text:style-name="P1"/>
      <text:p text:style-name="P22"><text:span text:style-name="T11">It</text:span><text:span text:style-name="T7"> should_leverage_the_underlying_location_name_hash_code = () =&gt;</text:span></text:p>
      <text:p text:style-name="P25"><text:span text:style-name="T7"><text:s text:c="3"/>the_injected_location_name.GetHashCode().ShouldEqual(</text:span><text:span text:style-name="T4">new</text:span><text:span text:style-name="T7"> </text:span><text:span text:style-name="T4">int</text:span><text:span text:style-name="T7">());</text:span></text:p>
      <text:p text:style-name="P1"><text:s/></text:p>
      <text:p text:style-name="P1">De esta forma nos bastaria con comprobar que el HashCode() de the_injected_location_name tiene un valor determinado (lo de "new int()" es transitorio, deberíamos cambiarlo por un <text:soft-page-break/>valor concreto una vez obtengamos el fallo esperado).</text:p>
      <text:p text:style-name="P1"/>
      <text:p text:style-name="P1">Por otro lado eliminariamos la parte errónea de la asignación de comportamiento del mock en el bloque ESTABLISH, de forma que ahora solo necesitaríamos:</text:p>
      <text:p text:style-name="P1"/>
      <text:p text:style-name="P22"><text:span text:style-name="T11">Establish</text:span><text:span text:style-name="T7"> context = () =&gt;</text:span></text:p>
      <text:p text:style-name="P14">{</text:p>
      <text:p text:style-name="P14"><text:s text:c="4"/>the_injected_united_nations_location_code</text:p>
      <text:p text:style-name="P14"><text:s text:c="7"/>.Stub(x =&gt; x.GetHashCode())</text:p>
      <text:p text:style-name="P25"><text:span text:style-name="T7"><text:s text:c="7"/>.Return(</text:span><text:span text:style-name="T11">1</text:span><text:span text:style-name="T7">);</text:span></text:p>
      <text:p text:style-name="P14">}</text:p>
      <text:p text:style-name="P1"/>
      <text:p text:style-name="P1">Desaparece por tanto:</text:p>
      <text:p text:style-name="P1"/>
      <text:p text:style-name="P13">the_injected_location_name</text:p>
      <text:p text:style-name="P14"><text:s text:c="3"/>.Stub(x =&gt; x.GetHashCode())</text:p>
      <text:p text:style-name="P25"><text:span text:style-name="T7"><text:s text:c="3"/>.Return(</text:span><text:span text:style-name="T11">2</text:span><text:span text:style-name="T7">);</text:span></text:p>
      <text:p text:style-name="P1"/>
      <text:p text:style-name="P1">Que también nos causaba problemas.</text:p>
      <text:p text:style-name="P1"/>
      <text:p text:style-name="P1">Antes de nada vamos a ejecutar la BDD_Spec para ver si obtenemos el fallo deseado:</text:p>
      <text:p text:style-name="P1"/>
      <text:p text:style-name="P19">------ Test started: Assembly: dddsample.specs.dll ------</text:p>
      <text:p text:style-name="P20"/>
      <text:p text:style-name="P20">when calculating the location hash code</text:p>
      <text:p text:style-name="P20">» should leverage the underlying united nations location code hash code (FAIL)</text:p>
      <text:p text:style-name="P20">» should leverage the underlying location name hash code (FAIL)</text:p>
      <text:p text:style-name="P20">» should return the hash code (FAIL)</text:p>
      <text:p text:style-name="P20"/>
      <text:p text:style-name="P20">Test 'should leverage the underlying united nations location code hash code' failed:</text:p>
      <text:p text:style-name="P20"><text:tab/>System.Reflection.TargetInvocationException: Exception has been thrown by the target of an invocation. ---&gt; System.NotImplementedException: The method or operation is not implemented.</text:p>
      <text:p text:style-name="P20"/>
      <text:p text:style-name="P20">(....)</text:p>
      <text:p text:style-name="P20"/>
      <text:p text:style-name="P20">Test 'should leverage the underlying location name hash code' failed:</text:p>
      <text:p text:style-name="P20"><text:tab/>System.Reflection.TargetInvocationException: Exception has been thrown by the target of an invocation. ---&gt; System.NotImplementedException: The method or operation is not implemented.</text:p>
      <text:p text:style-name="P20"/>
      <text:p text:style-name="P20">(....)</text:p>
      <text:p text:style-name="P20"/>
      <text:p text:style-name="P20">Test 'should return the hash code' failed:</text:p>
      <text:p text:style-name="P20"><text:tab/>System.Reflection.TargetInvocationException: Exception has been thrown by the target of an invocation. ---&gt; System.NotImplementedException: The method or operation is not implemented.</text:p>
      <text:p text:style-name="P20"/>
      <text:p text:style-name="P20">(....)</text:p>
      <text:p text:style-name="P20"/>
      <text:p text:style-name="P20">0 passed, 3 failed, 0 skipped, took 0,88 seconds (Machine.Specifications 0.3.0).</text:p>
      <text:p text:style-name="P1"/>
      <text:p text:style-name="P1">Efectivamente, ahora obtenemos el fallo deseado:</text:p>
      <text:p text:style-name="P1"/>
      <text:p text:style-name="P20">System.NotImplementedException: The method or operation is not implemented.</text:p>
      <text:p text:style-name="P1"/>
      <text:p text:style-name="P1">Por lo tanto hasta aquí todo va bien.</text:p>
      <text:p text:style-name="P1"/>
      <text:p text:style-name="P1">Ahora implementamos la funcionalidad que deseamos en el método GetHashCode:</text:p>
      <text:p text:style-name="P1"/>
      <text:p text:style-name="P22"><text:span text:style-name="T4">public</text:span><text:span text:style-name="T7"> </text:span><text:span text:style-name="T4">override</text:span><text:span text:style-name="T7"> </text:span><text:span text:style-name="T4">int</text:span><text:span text:style-name="T7"> GetHashCode()</text:span></text:p>
      <text:p text:style-name="P14">{</text:p>
      <text:p text:style-name="P25"><text:span text:style-name="T7"><text:s text:c="4"/></text:span><text:span text:style-name="T4">var</text:span><text:span text:style-name="T7"> result = </text:span><text:span text:style-name="T11">37</text:span><text:span text:style-name="T7">;</text:span></text:p>
      <text:p text:style-name="P25"><text:soft-page-break/><text:span text:style-name="T7"><text:s text:c="4"/>result = result * </text:span><text:span text:style-name="T11">19</text:span><text:span text:style-name="T7"> + underlying_united_nations_location_code.GetHashCode();</text:span></text:p>
      <text:p text:style-name="P25"><text:span text:style-name="T7"><text:s text:c="4"/>result = result * </text:span><text:span text:style-name="T11">19</text:span><text:span text:style-name="T7"> + underlying_location_name.GetHashCode();</text:span></text:p>
      <text:p text:style-name="P25"><text:span text:style-name="T7"><text:s text:c="4"/></text:span><text:span text:style-name="T4">return</text:span><text:span text:style-name="T7"> result;</text:span></text:p>
      <text:p text:style-name="P14">}</text:p>
      <text:p text:style-name="P1"/>
      <text:p text:style-name="P1">El código no se diferencia en nada de otros HashCodes que hemos implementado con anterioridad.</text:p>
      <text:p text:style-name="P1"/>
      <text:p text:style-name="P1">Si ejecutamos la BDD_Spec ahora:</text:p>
      <text:p text:style-name="P1"/>
      <text:p text:style-name="P19">------ Test started: Assembly: dddsample.specs.dll ------</text:p>
      <text:p text:style-name="P20"/>
      <text:p text:style-name="P20">when calculating the location hash code</text:p>
      <text:p text:style-name="P20">» should leverage the underlying united nations location code hash code</text:p>
      <text:p text:style-name="P20">» should leverage the underlying location name hash code (FAIL)</text:p>
      <text:p text:style-name="P20">» should return the hash code (FAIL)</text:p>
      <text:p text:style-name="P20"/>
      <text:p text:style-name="P20"/>
      <text:p text:style-name="P20">Test 'should leverage the underlying location name hash code' failed:</text:p>
      <text:p text:style-name="P20"><text:tab/>Machine.Specifications.SpecificationException: Should equal [0] but is [341572917]</text:p>
      <text:p text:style-name="P20"><text:tab/>at Machine.Specifications.ShouldExtensionMethods.ShouldEqual[T](T actual, T expected)</text:p>
      <text:p text:style-name="P20"><text:tab/>domain\model\location.aggregate\LocationSpecs.cs(132,0): at dddsample.specs.domain.model.location.aggregate.when_calculating_the_location_hash_code.&lt;.ctor&gt;b__5()</text:p>
      <text:p text:style-name="P20"><text:tab/>at Machine.Specifications.Model.Specification.InvokeSpecificationField()</text:p>
      <text:p text:style-name="P20"><text:tab/>at Machine.Specifications.Model.Specification.Verify()</text:p>
      <text:p text:style-name="P20"/>
      <text:p text:style-name="P20">Test 'should return the hash code' failed:</text:p>
      <text:p text:style-name="P20"><text:tab/>Machine.Specifications.SpecificationException: Should equal [0] but is [341586293]</text:p>
      <text:p text:style-name="P20"><text:tab/>at Machine.Specifications.ShouldExtensionMethods.ShouldEqual[T](T actual, T expected)</text:p>
      <text:p text:style-name="P20"><text:tab/>domain\model\location.aggregate\LocationSpecs.cs(137,0): at dddsample.specs.domain.model.location.aggregate.when_calculating_the_location_hash_code.&lt;.ctor&gt;b__6()</text:p>
      <text:p text:style-name="P20"><text:tab/>at Machine.Specifications.Model.Specification.InvokeSpecificationField()</text:p>
      <text:p text:style-name="P20"><text:tab/>at Machine.Specifications.Model.Specification.Verify()</text:p>
      <text:p text:style-name="P20"/>
      <text:p text:style-name="P20">1 passed, 2 failed, 0 skipped, took 0,94 seconds (Machine.Specifications 0.3.0).</text:p>
      <text:p text:style-name="P1"/>
      <text:p text:style-name="P1">Que en cierta forma es lo esperado, ya que si analizamos lo que ocurre, tenemos que:</text:p>
      <text:p text:style-name="P1"/>
      <text:list xml:id="list28478923" text:style-name="L5">
        <text:list-item>
          <text:p text:style-name="P5">La primera aserción pasa</text:p>
        </text:list-item>
        <text:list-item>
          <text:p text:style-name="P5">La segunda y la tercera aserción fallan.</text:p>
        </text:list-item>
      </text:list>
      <text:p text:style-name="P1"/>
      <text:p text:style-name="P1">La primera aserción pasa:</text:p>
      <text:p text:style-name="P1"/>
      <text:p text:style-name="P20">» should leverage the underlying united nations location code hash code</text:p>
      <text:p text:style-name="P1"/>
      <text:p text:style-name="P1">Porque se produce la llamada al mock:</text:p>
      <text:p text:style-name="P1"/>
      <text:p text:style-name="P13">the_injected_united_nations_location_code.received(x =&gt; x.GetHashCode());</text:p>
      <text:p text:style-name="P1"/>
      <text:p text:style-name="P1">La segunda aserción falla:</text:p>
      <text:p text:style-name="P1"/>
      <text:p text:style-name="P20">Should equal [0] but is [341572917]</text:p>
      <text:p text:style-name="P1"/>
      <text:p text:style-name="P1">Porque no hemos definido el valor que queremos comprobar (tenemos "new int()" que fija a cero el valor):</text:p>
      <text:p text:style-name="P1"/>
      <text:p text:style-name="P22"><text:span text:style-name="T7">the_injected_location_name.GetHashCode().ShouldEqual(</text:span><text:span text:style-name="T4">new</text:span><text:span text:style-name="T7"> </text:span><text:span text:style-name="T4">int</text:span><text:span text:style-name="T7">());</text:span></text:p>
      <text:p text:style-name="P1"/>
      <text:p text:style-name="P1">Por lo tanto debemos hacer caso al fallo y cambiar el "new int()" por:</text:p>
      <text:p text:style-name="P1"/>
      <text:p text:style-name="P22"><text:span text:style-name="T7">the_injected_location_name.GetHashCode().ShouldEqual(</text:span><text:span text:style-name="T11">341572917</text:span><text:span text:style-name="T7">);</text:span></text:p>
      <text:p text:style-name="P1"><text:soft-page-break/></text:p>
      <text:p text:style-name="P1">A continuación ejecutamos de nuevo esa aserción (solo esa) para ver si ahora es correcto:</text:p>
      <text:p text:style-name="P1"/>
      <text:p text:style-name="P19">------ Test started: Assembly: dddsample.specs.dll ------</text:p>
      <text:p text:style-name="P20"/>
      <text:p text:style-name="P20">when calculating the location hash code</text:p>
      <text:p text:style-name="P20">» should leverage the underlying location name hash code</text:p>
      <text:p text:style-name="P20"/>
      <text:p text:style-name="P20"/>
      <text:p text:style-name="P20">1 passed, 0 failed, 0 skipped, took 0,73 seconds (Machine.Specifications 0.3.0).</text:p>
      <text:p text:style-name="P1"/>
      <text:p text:style-name="P1">Por lo tanto, la segunda aserción también pasa.</text:p>
      <text:p text:style-name="P1"/>
      <text:p text:style-name="P1">La tercera aserción falla por la misma razón que la segunda, si bien el valor que vamos a necesitar es distinto:</text:p>
      <text:p text:style-name="P1"/>
      <text:p text:style-name="P20">Should equal [0] but is [341586293]</text:p>
      <text:p text:style-name="P1"/>
      <text:p text:style-name="P1">Así que necesitamos cambiar esta linea de la aserción:</text:p>
      <text:p text:style-name="P1"/>
      <text:p text:style-name="P22"><text:span text:style-name="T7">result.ShouldEqual(</text:span><text:span text:style-name="T4">new</text:span><text:span text:style-name="T7"> </text:span><text:span text:style-name="T4">int</text:span><text:span text:style-name="T7">());</text:span></text:p>
      <text:p text:style-name="P1"/>
      <text:p text:style-name="P1">Por esta otra:</text:p>
      <text:p text:style-name="P1"/>
      <text:p text:style-name="P22"><text:span text:style-name="T7">result.ShouldEqual(</text:span><text:span text:style-name="T11">341586293</text:span><text:span text:style-name="T7">);</text:span></text:p>
      <text:p text:style-name="P1"/>
      <text:p text:style-name="P1">Ejecutamos de nuevo esta ultima aserción:</text:p>
      <text:p text:style-name="P1"/>
      <text:p text:style-name="P19">------ Test started: Assembly: dddsample.specs.dll ------</text:p>
      <text:p text:style-name="P20"/>
      <text:p text:style-name="P20">when calculating the location hash code</text:p>
      <text:p text:style-name="P20">» should return the hash code</text:p>
      <text:p text:style-name="P20"/>
      <text:p text:style-name="P20"/>
      <text:p text:style-name="P20">1 passed, 0 failed, 0 skipped, took 0,70 seconds (Machine.Specifications 0.3.0).</text:p>
      <text:p text:style-name="P1"/>
      <text:p text:style-name="P1">Y ahora pasa.</text:p>
      <text:p text:style-name="P1"/>
      <text:p text:style-name="P1">Por lo tanto habríamos solucionado el problema:</text:p>
      <text:p text:style-name="P1"/>
      <text:p text:style-name="P19">------ Test started: Assembly: dddsample.specs.dll ------</text:p>
      <text:p text:style-name="P20"/>
      <text:p text:style-name="P20">when calculating the location hash code</text:p>
      <text:p text:style-name="P20">» should leverage the underlying united nations location code hash code</text:p>
      <text:p text:style-name="P20">» should leverage the underlying location name hash code</text:p>
      <text:p text:style-name="P20">» should return the hash code</text:p>
      <text:p text:style-name="P20"/>
      <text:p text:style-name="P20"/>
      <text:p text:style-name="P20">3 passed, 0 failed, 0 skipped, took 0,65 seconds (Machine.Specifications 0.3.0).</text:p>
      <text:p text:style-name="P1"/>
      <text:p text:style-name="P1">Con esta BDD_Spec:</text:p>
      <text:p text:style-name="P1"/>
      <text:p text:style-name="P22"><text:span text:style-name="T4">public</text:span><text:span text:style-name="T7"> </text:span><text:span text:style-name="T4">class</text:span><text:span text:style-name="T7"> </text:span><text:span text:style-name="T14">when_calculating_the_location_hash_code</text:span><text:span text:style-name="T7"> : </text:span><text:span text:style-name="T14">concern_for_location</text:span></text:p>
      <text:p text:style-name="P14">{</text:p>
      <text:p text:style-name="P25"><text:span text:style-name="T7"><text:s text:c="4"/></text:span><text:span text:style-name="T11">Establish</text:span><text:span text:style-name="T7"> context = () =&gt;</text:span></text:p>
      <text:p text:style-name="P14"><text:s text:c="4"/>{</text:p>
      <text:p text:style-name="P14"><text:s text:c="8"/>the_injected_united_nations_location_code</text:p>
      <text:p text:style-name="P14"><text:s text:c="11"/>.Stub(x =&gt; x.GetHashCode())</text:p>
      <text:p text:style-name="P25"><text:span text:style-name="T7"><text:s text:c="11"/>.Return(</text:span><text:span text:style-name="T11">1</text:span><text:span text:style-name="T7">);</text:span></text:p>
      <text:p text:style-name="P14"><text:s text:c="4"/>};</text:p>
      <text:p text:style-name="P14"/>
      <text:p text:style-name="P25"><text:span text:style-name="T7"><text:s text:c="4"/></text:span><text:span text:style-name="T11">Because</text:span><text:span text:style-name="T7"> of = () =&gt; result = sut.GetHashCode();</text:span></text:p>
      <text:p text:style-name="P14"/>
      <text:p text:style-name="P25"><text:soft-page-break/><text:span text:style-name="T7"><text:s text:c="4"/></text:span><text:span text:style-name="T11">It</text:span><text:span text:style-name="T7"> should_leverage_the_underlying_united_nations_location_code_hash_code = () =&gt; </text:span></text:p>
      <text:p text:style-name="P14"><text:s text:c="7"/>the_injected_united_nations_location_code</text:p>
      <text:p text:style-name="P14"><text:s text:c="10"/>.received(x =&gt; x.GetHashCode());</text:p>
      <text:p text:style-name="P14"/>
      <text:p text:style-name="P25"><text:span text:style-name="T7"><text:s text:c="4"/></text:span><text:span text:style-name="T11">It</text:span><text:span text:style-name="T7"> should_leverage_the_underlying_location_name_hash_code = () =&gt;</text:span></text:p>
      <text:p text:style-name="P25"><text:span text:style-name="T7"><text:s text:c="7"/></text:span><text:span text:style-name="T7">the_injected_location_name.GetHashCode().ShouldEqual(</text:span><text:span text:style-name="T11">341572917</text:span><text:span text:style-name="T7">);</text:span></text:p>
      <text:p text:style-name="P14"><text:s text:c="4"/></text:p>
      <text:p text:style-name="P25"><text:span text:style-name="T7"><text:s text:c="4"/></text:span><text:span text:style-name="T11">It</text:span><text:span text:style-name="T7"> should_return_the_hash_code = () =&gt; result.ShouldEqual(</text:span><text:span text:style-name="T11">341586293</text:span><text:span text:style-name="T7">);</text:span></text:p>
      <text:p text:style-name="P14"><text:s text:c="8"/></text:p>
      <text:p text:style-name="P25"><text:span text:style-name="T7"><text:s text:c="4"/></text:span><text:span text:style-name="T4">static</text:span><text:span text:style-name="T7"> </text:span><text:span text:style-name="T4">int</text:span><text:span text:style-name="T7"> result;</text:span></text:p>
      <text:p text:style-name="P14">}</text:p>
      <text:p text:style-name="P1"/>
      <text:p text:style-name="P8"><text:span text:style-name="T1">DDD_Aggregate_Root Location – HashCode – Solución 1 – Consideraciones y Mejoras</text:span>:</text:p>
      <text:p text:style-name="P1"/>
      <text:p text:style-name="P1">Ya hemos visto la mecánica para solucionar el problema, pero habría que estar seguros de que en realidad hacemos lo que queremos. Es decir, asegurarnos de que con este bloque IT:</text:p>
      <text:p text:style-name="P1"/>
      <text:p text:style-name="P25"><text:span text:style-name="T11">It</text:span><text:span text:style-name="T7"> should_leverage_the_underlying_location_name_hash_code = () =&gt;</text:span></text:p>
      <text:p text:style-name="P23"><text:span text:style-name="T7"><text:s text:c="3"/>the_injected_location_name.GetHashCode().ShouldEqual(</text:span><text:span text:style-name="T11">341572917</text:span><text:span text:style-name="T7">);</text:span></text:p>
      <text:p text:style-name="P1"/>
      <text:p text:style-name="P1">Estamos verdaderamente comprobando que:</text:p>
      <text:p text:style-name="P1"/>
      <text:p text:style-name="P20">When calculating the location hash code</text:p>
      <text:p text:style-name="P20">» It should leverage the underlying location name hash code.</text:p>
      <text:p text:style-name="P1"/>
      <text:p text:style-name="P1">Ya sabemos que de forma directa no nos es posible comprobarlo, de ahí toda esta discusión Pero debemos estar seguros de que la forma indirecta escogida, comprueba la aserción Y es precisamente aquí donde nos asaltan las dudas.</text:p>
      <text:p text:style-name="P1"/>
      <text:p text:style-name="P1">Por el momento, lo que estamos comprobando es que el HashCode de the_injected_location_name tiene un valor concreto. Pero eso, no supone que estemos usando ese valor en el calculo del HashCode del DDD_Aggregate_Root Location.</text:p>
      <text:p text:style-name="P1"/>
      <text:p text:style-name="P1">Si lo dejásemos tal cual esta, lo único que estaríamos potenciando es la parte de "las BDD_Specs como documentación", ya que se leen tal cual queremos:</text:p>
      <text:p text:style-name="P1"/>
      <text:p text:style-name="P19">when calculating the location hash code</text:p>
      <text:p text:style-name="P20">» should leverage the underlying united nations location code hash code</text:p>
      <text:p text:style-name="P20">» should leverage the underlying location name hash code</text:p>
      <text:p text:style-name="P20">» should return the hash code</text:p>
      <text:p text:style-name="P1"/>
      <text:p text:style-name="P1">Pero nos quedamos muy cortos a la hora de comprobar esa segunda aserción</text:p>
      <text:p text:style-name="P1"/>
      <text:p text:style-name="P1">Continuando con la misma filosofía expuesta en la Solución 1, una mejora seria considerar el siguiente bloque IT:</text:p>
      <text:p text:style-name="P1"/>
      <text:p text:style-name="P22"><text:span text:style-name="T11">It</text:span><text:span text:style-name="T7"> should_leverage_the_underlying_location_name_hash_code = () =&gt;</text:span></text:p>
      <text:p text:style-name="P25"><text:span text:style-name="T6"><text:s text:c="3"/></text:span><text:span text:style-name="T7">result.ShouldEqual((</text:span><text:span text:style-name="T11">37</text:span><text:span text:style-name="T7">*</text:span><text:span text:style-name="T11">19</text:span><text:span text:style-name="T7"> + </text:span><text:span text:style-name="T11">1</text:span><text:span text:style-name="T7">)*</text:span><text:span text:style-name="T11">19</text:span><text:span text:style-name="T7"> + the_injected_location_name.GetHashCode());</text:span></text:p>
      <text:p text:style-name="P1"/>
      <text:p text:style-name="P1">En este caso perdemos algo de claridad, ya que podríamos preguntarnos que narices pintan todos eso números:</text:p>
      <text:p text:style-name="P1"/>
      <text:p text:style-name="P23"><text:span text:style-name="T7">(</text:span><text:span text:style-name="T11">37</text:span><text:span text:style-name="T7">*</text:span><text:span text:style-name="T11">19</text:span><text:span text:style-name="T7"> + </text:span><text:span text:style-name="T11">1</text:span><text:span text:style-name="T7">)*</text:span><text:span text:style-name="T11">19</text:span></text:p>
      <text:p text:style-name="P1"/>
      <text:p text:style-name="P1">Pero debemos recordar que estamos buscando una forma indirecta de comprobar que se produce una llamada a un método concreto de un objeto que esta imposibilitado para ser un mock.</text:p>
      <text:p text:style-name="P1"/>
      <text:p text:style-name="P1">Viéndolo por el lado positivo, de esta forma si que comprobamos que esa llamada se produce y al mismo tiempo que el resultado de la misma es tenido en cuenta en el calculo general.</text:p>
      <text:p text:style-name="P1"><text:soft-page-break/></text:p>
      <text:p text:style-name="P1">Por lo tanto, si escogemos ir por este camino (SOLUCION 1), debemos utilizar esta ultima solución</text:p>
      <text:p text:style-name="P1"/>
      <text:p text:style-name="P1">Una forma de refinar un poco la aserción, seria precalcular el valor numérico:</text:p>
      <text:p text:style-name="P1"/>
      <text:p text:style-name="P23"><text:span text:style-name="T7">(</text:span><text:span text:style-name="T11">37</text:span><text:span text:style-name="T7">*</text:span><text:span text:style-name="T11">19</text:span><text:span text:style-name="T7"> + </text:span><text:span text:style-name="T11">1</text:span><text:span text:style-name="T7">)*</text:span><text:span text:style-name="T11">19</text:span></text:p>
      <text:p text:style-name="P1"/>
      <text:p text:style-name="P1">Y ademas invertir los sumandos:</text:p>
      <text:p text:style-name="P1"/>
      <text:p text:style-name="P23"><text:span text:style-name="T7">(</text:span><text:span text:style-name="T11">37</text:span><text:span text:style-name="T7">*</text:span><text:span text:style-name="T11">19</text:span><text:span text:style-name="T7"> + </text:span><text:span text:style-name="T11">1</text:span><text:span text:style-name="T7">)*</text:span><text:span text:style-name="T11">19</text:span><text:span text:style-name="T7"> + the_injected_location_name.GetHashCode()</text:span></text:p>
      <text:p text:style-name="P1"/>
      <text:p text:style-name="P1">De forma que el algoritmo mediante el cual lo calculamos no introduzca ruido a la aserción:</text:p>
      <text:p text:style-name="P1"/>
      <text:p text:style-name="P11">ANTES v1</text:p>
      <text:p text:style-name="P11"/>
      <text:p text:style-name="P22"><text:span text:style-name="T11">It</text:span><text:span text:style-name="T7"> should_leverage_the_underlying_location_name_hash_code = () =&gt;</text:span></text:p>
      <text:p text:style-name="P23"><text:span text:style-name="T6"><text:s text:c="3"/></text:span><text:span text:style-name="T7">result.ShouldEqual((</text:span><text:span text:style-name="T11">37</text:span><text:span text:style-name="T7">*</text:span><text:span text:style-name="T11">19</text:span><text:span text:style-name="T7"> + </text:span><text:span text:style-name="T11">1</text:span><text:span text:style-name="T7">)*</text:span><text:span text:style-name="T11">19</text:span><text:span text:style-name="T7"> + the_injected_location_name.GetHashCode());</text:span></text:p>
      <text:p text:style-name="P11"/>
      <text:p text:style-name="P11">DESPUES v2</text:p>
      <text:p text:style-name="P11"/>
      <text:p text:style-name="P22"><text:span text:style-name="T11">It</text:span><text:span text:style-name="T7"> should_leverage_the_underlying_location_name_hash_code = () =&gt;</text:span></text:p>
      <text:p text:style-name="P25"><text:span text:style-name="T7"><text:s text:c="3"/>result.ShouldEqual(the_injected_location_name.GetHashCode() + </text:span><text:span text:style-name="T11">13376</text:span><text:span text:style-name="T7">);</text:span></text:p>
      <text:p text:style-name="P1"/>
      <text:p text:style-name="P1"/>
      <text:p text:style-name="P1">En nuestra opinión la v1 se lee como "El resultado debe ser igual a":</text:p>
      <text:p text:style-name="P1"/>
      <text:list xml:id="list28474046" text:style-name="L6">
        <text:list-item>
          <text:p text:style-name="P6">Unos números que no entiendo</text:p>
        </text:list-item>
        <text:list-item>
          <text:p text:style-name="P6">MULTIPLICADOS POR</text:p>
        </text:list-item>
        <text:list-item>
          <text:p text:style-name="P6">Diecinueve</text:p>
        </text:list-item>
        <text:list-item>
          <text:p text:style-name="P6">SUMADOS A</text:p>
        </text:list-item>
        <text:list-item>
          <text:p text:style-name="P6">El HashCode del nombre (LO QUE NOS INTERESA)</text:p>
        </text:list-item>
      </text:list>
      <text:p text:style-name="P1"/>
      <text:p text:style-name="P1">Mientra que la v2 es mucho mas clara ya que se lee como "El resultado debe ser igual a":</text:p>
      <text:p text:style-name="P1"/>
      <text:list xml:id="list28463346" text:style-name="L7">
        <text:list-item>
          <text:p text:style-name="P7">El HashCode del nombre (LO QUE NOS INTERESA)</text:p>
        </text:list-item>
        <text:list-item>
          <text:p text:style-name="P7">MAS un numero.</text:p>
        </text:list-item>
      </text:list>
      <text:p text:style-name="P1"/>
      <text:p text:style-name="P1">Esta es una solución pragmática para un problema grave y que por desgracia nos encontraremos muchísimas veces. La ventaja es que no incurrimos en ningún tipo de sobreingenieria, uno de los grandes males de la informática La desventaja es que no estamos siendo fieles al BDD ya que el componente de diseño del mismo nos esta gritando que hay algo que estamos haciendo mal.</text:p>
      <text:p text:style-name="P1"/>
      <text:p text:style-name="P9"><text:span text:style-name="T1">DDD_Aggregate_Root Location – HashCode – Solución 2</text:span>:</text:p>
      <text:p text:style-name="P1"/>
      <text:p text:style-name="P1">Antes de acometer esta Solución 2, vamos a glosar todos los avisos que nos iba proporcionando la traducción a código de nuestra BDD_Spec:</text:p>
      <text:p text:style-name="P1"/>
      <text:p text:style-name="P1">Primero: Mientras convertíamos a código la segunda aserción a través del segundo bloque IT:</text:p>
      <text:p text:style-name="P1"/>
      <text:p text:style-name="P24"><text:span text:style-name="T11">It</text:span><text:span text:style-name="T7"> should_leverage_the_underlying_location_name_hash_code = () =&gt;</text:span></text:p>
      <text:p text:style-name="P14"><text:s text:c="3"/>the_injected_location_name</text:p>
      <text:p text:style-name="P14"><text:s text:c="6"/>.received(x =&gt; x.GetHashCode());</text:p>
      <text:p text:style-name="P1"/>
      <text:p text:style-name="P1">PROBLEMA: the_injected_location_name es un string y por tanto no podemos tratarlo como un Mock.</text:p>
      <text:p text:style-name="P1"/>
      <text:p text:style-name="P1">Segundo: En el bloque ESTABLISH el siguiente mock va a fallar por la misma razón que <text:soft-page-break/>antes:</text:p>
      <text:p text:style-name="P1"/>
      <text:p text:style-name="P24"><text:span text:style-name="T11">Establish</text:span><text:span text:style-name="T7"> context = () =&gt;</text:span></text:p>
      <text:p text:style-name="P14">{</text:p>
      <text:p text:style-name="P14"><text:s text:c="4"/>(....)</text:p>
      <text:p text:style-name="P14"><text:s text:c="4"/></text:p>
      <text:p text:style-name="P14"><text:s text:c="4"/>the_injected_location_name</text:p>
      <text:p text:style-name="P14"><text:s text:c="7"/>.Stub(x =&gt; x.GetHashCode())</text:p>
      <text:p text:style-name="P25"><text:span text:style-name="T7"><text:s text:c="7"/>.Return(</text:span><text:span text:style-name="T11">2</text:span><text:span text:style-name="T7">);</text:span></text:p>
      <text:p text:style-name="P14">};</text:p>
      <text:p text:style-name="P1"/>
      <text:p text:style-name="P1">PROBLEMA: the_injected_location_name es un string y por tanto no podemos tratarlo como un Mock.</text:p>
      <text:p text:style-name="P1"/>
      <text:p text:style-name="P1">Tercero: Al ejecutar la BDD_Spec a la espera de nuestro fallo deseado (Method Not Implemented), nos llevamos la siguiente sorpresa:</text:p>
      <text:p text:style-name="P1"/>
      <text:p text:style-name="P20">System.InvalidOperationException: The object 'Location Name Test' is not a mocked object.</text:p>
      <text:p text:style-name="P1"/>
      <text:p text:style-name="P1">PROBLEMA: Teniendo en cuenta que "Location Name Test" es el valor de nuestro the_injected_location_name, el mensaje que recibimos podría ser interpretado como "the_injected_location_name es un string y por tanto no podemos tratarlo como un Mock".</text:p>
      <text:p text:style-name="P1"/>
      <text:p text:style-name="P1">Es decir, el mismo problema en los tres avisos.</text:p>
      <text:p text:style-name="P1"/>
      <text:p text:style-name="P1">Y ahora viene la pregunta: ¿Que nos impide solucionar el problema desde la base? ¿Acaso el BDD no permite diseñar el sistema tal y como uno quiere?</text:p>
      <text:p text:style-name="P1"/>
      <text:p text:style-name="P1">Las respuesta a estas preguntas conforman la Solución 2.</text:p>
      <text:p text:style-name="P1"/>
      <text:p text:style-name="P1"/>
      <text:p text:style-name="P9"><text:span text:style-name="T1">DDD_Aggregate_Root Location – HashCode – Preparando el código para la Solución 2</text:span>:</text:p>
      <text:p text:style-name="P1"/>
      <text:p text:style-name="P1">Empezaremos alejándonos todavía mas de la solución propuesta por el código original java, y tal y como ya hicimos cuando creamos Idate, vamos a crear el DDD_Value_Object IlocationName.</text:p>
      <text:p text:style-name="P1"/>
      <text:p text:style-name="P1">Para ello, crearemos la siguiente interface:</text:p>
      <text:p text:style-name="P1"/>
      <text:p text:style-name="P22"><text:span text:style-name="T4">public</text:span><text:span text:style-name="T7"> </text:span><text:span text:style-name="T4">interface</text:span><text:span text:style-name="T7"> </text:span><text:span text:style-name="T11">ILocationName</text:span><text:span text:style-name="T7"> : </text:span><text:span text:style-name="T11">IValueObject</text:span><text:span text:style-name="T7">&lt;</text:span><text:span text:style-name="T11">ILocationName</text:span><text:span text:style-name="T7">&gt;{}</text:span></text:p>
      <text:p text:style-name="P1"/>
      <text:p text:style-name="P1">Ya sabemos que no nos hace falta, por el momento, crear la implementación de esta interface, pero si decidiésemos hacerlo, este seria el esqueleto:</text:p>
      <text:p text:style-name="P1"/>
      <text:p text:style-name="P22"><text:span text:style-name="T4">public</text:span><text:span text:style-name="T7"> </text:span><text:span text:style-name="T4">class</text:span><text:span text:style-name="T7"> </text:span><text:span text:style-name="T14">LocationName</text:span><text:span text:style-name="T7"> : </text:span><text:span text:style-name="T11">ILocationName</text:span></text:p>
      <text:p text:style-name="P14">{</text:p>
      <text:p text:style-name="P25"><text:span text:style-name="T7"><text:s text:c="4"/></text:span><text:span text:style-name="T4">public</text:span><text:span text:style-name="T7"> </text:span><text:span text:style-name="T4">bool</text:span><text:span text:style-name="T7"> has_the_same_value_as(</text:span><text:span text:style-name="T11">ILocationName</text:span><text:span text:style-name="T7"> the_other_value_object)</text:span></text:p>
      <text:p text:style-name="P14"><text:s text:c="4"/>{</text:p>
      <text:p text:style-name="P25"><text:span text:style-name="T7"><text:s text:c="8"/></text:span><text:span text:style-name="T4">throw</text:span><text:span text:style-name="T7"> </text:span><text:span text:style-name="T4">new</text:span><text:span text:style-name="T7"> </text:span><text:span text:style-name="T16">NotImplementedException</text:span><text:span text:style-name="T9">();</text:span></text:p>
      <text:p text:style-name="P17"><text:s text:c="4"/>}</text:p>
      <text:p text:style-name="P17">}</text:p>
      <text:p text:style-name="P1"/>
      <text:p text:style-name="P1">Ahora vamos a retomar la BDD_Spec original (anterior a la Solución 1):</text:p>
      <text:p text:style-name="P1"/>
      <text:p text:style-name="P24"><text:span text:style-name="T4">public</text:span><text:span text:style-name="T7"> </text:span><text:span text:style-name="T4">class</text:span><text:span text:style-name="T7"> </text:span><text:span text:style-name="T14">when_calculating_the_location_hash_code</text:span><text:span text:style-name="T7"> : </text:span><text:span text:style-name="T14">concern_for_location</text:span></text:p>
      <text:p text:style-name="P14">{</text:p>
      <text:p text:style-name="P25"><text:span text:style-name="T7"><text:s text:c="4"/></text:span><text:span text:style-name="T11">Establish</text:span><text:span text:style-name="T7"> context = () =&gt;</text:span></text:p>
      <text:p text:style-name="P14"><text:s text:c="4"/>{</text:p>
      <text:p text:style-name="P14"><text:s text:c="8"/>the_injected_united_nations_location_code</text:p>
      <text:p text:style-name="P14"><text:s text:c="11"/>.Stub(x =&gt; x.GetHashCode())</text:p>
      <text:p text:style-name="P25"><text:span text:style-name="T7"><text:s text:c="11"/>.Return(</text:span><text:span text:style-name="T11">1</text:span><text:span text:style-name="T7">);</text:span></text:p>
      <text:p text:style-name="P14"><text:soft-page-break/></text:p>
      <text:p text:style-name="P14"><text:s text:c="8"/>the_injected_location_name</text:p>
      <text:p text:style-name="P14"><text:s text:c="11"/>.Stub(x =&gt; x.GetHashCode())</text:p>
      <text:p text:style-name="P25"><text:span text:style-name="T7"><text:s text:c="11"/>.Return(</text:span><text:span text:style-name="T11">2</text:span><text:span text:style-name="T7">);</text:span></text:p>
      <text:p text:style-name="P14"><text:s text:c="4"/>};</text:p>
      <text:p text:style-name="P14"/>
      <text:p text:style-name="P25"><text:span text:style-name="T7"><text:s text:c="4"/></text:span><text:span text:style-name="T11">Because</text:span><text:span text:style-name="T7"> of = () =&gt; result = sut.GetHashCode();</text:span></text:p>
      <text:p text:style-name="P14"/>
      <text:p text:style-name="P25"><text:span text:style-name="T7"><text:s text:c="4"/></text:span><text:span text:style-name="T11">It</text:span><text:span text:style-name="T7"> should_leverage_the_underlying_united_nations_location_code_hash_code = () =&gt; </text:span></text:p>
      <text:p text:style-name="P14"><text:s text:c="7"/>the_injected_united_nations_location_code</text:p>
      <text:p text:style-name="P14"><text:s text:c="10"/>.received(x =&gt; x.GetHashCode());</text:p>
      <text:p text:style-name="P14"/>
      <text:p text:style-name="P25"><text:span text:style-name="T7"><text:s text:c="4"/></text:span><text:span text:style-name="T11">It</text:span><text:span text:style-name="T7"> should_leverage_the_underlying_location_name_hash_code = () =&gt;</text:span></text:p>
      <text:p text:style-name="P14"><text:s text:c="8"/>the_injected_location_name</text:p>
      <text:p text:style-name="P14"><text:s text:c="11"/>.received(x =&gt; x.GetHashCode());</text:p>
      <text:p text:style-name="P14"><text:s text:c="4"/></text:p>
      <text:p text:style-name="P25"><text:span text:style-name="T7"><text:s text:c="4"/></text:span><text:span text:style-name="T11">It</text:span><text:span text:style-name="T7"> should_return_the_hash_code = () =&gt; result.ShouldEqual(</text:span><text:span text:style-name="T4">new</text:span><text:span text:style-name="T7"> </text:span><text:span text:style-name="T4">int</text:span><text:span text:style-name="T7">());</text:span></text:p>
      <text:p text:style-name="P14"><text:s text:c="8"/></text:p>
      <text:p text:style-name="P25"><text:span text:style-name="T7"><text:s text:c="4"/></text:span><text:span text:style-name="T4">static</text:span><text:span text:style-name="T7"> </text:span><text:span text:style-name="T4">int</text:span><text:span text:style-name="T7"> result;</text:span></text:p>
      <text:p text:style-name="P14">}</text:p>
      <text:p text:style-name="P1"/>
      <text:p text:style-name="P1">Necesitamos que cuando invocamos GetHashCode() en the_injected_location_name, invoquemos el GetHashCode() de la interface IlocationName, por lo tanto añadimos el método a la interface:</text:p>
      <text:p text:style-name="P1"/>
      <text:p text:style-name="P22"><text:span text:style-name="T4">public</text:span><text:span text:style-name="T7"> </text:span><text:span text:style-name="T4">interface</text:span><text:span text:style-name="T7"> </text:span><text:span text:style-name="T11">ILocationName</text:span><text:span text:style-name="T7"> : </text:span><text:span text:style-name="T11">IValueObject</text:span><text:span text:style-name="T7">&lt;</text:span><text:span text:style-name="T11">ILocationName</text:span><text:span text:style-name="T7">&gt;</text:span></text:p>
      <text:p text:style-name="P14">{</text:p>
      <text:p text:style-name="P25"><text:span text:style-name="T7"><text:s text:c="4"/></text:span><text:span text:style-name="T4">int</text:span><text:span text:style-name="T7"> GetHashCode();</text:span></text:p>
      <text:p text:style-name="P14">}</text:p>
      <text:p text:style-name="P1"/>
      <text:p text:style-name="P1">Pero con esto no basta ya que en concern_for_location al crear the_injected_location_name debemos usar el tipo ILocationName y no el tipo string con todo lo que implica. Vemos esto en este antes/después con las lineas que cambian en cursiva:</text:p>
      <text:p text:style-name="P1"/>
      <text:p text:style-name="P21">ANTES</text:p>
      <text:p text:style-name="P21"/>
      <text:p text:style-name="P22"><text:span text:style-name="T4">public</text:span><text:span text:style-name="T7"> </text:span><text:span text:style-name="T4">abstract</text:span><text:span text:style-name="T7"> </text:span><text:span text:style-name="T4">class</text:span><text:span text:style-name="T7"> </text:span><text:span text:style-name="T14">concern_for_location</text:span><text:span text:style-name="T7"> : </text:span><text:span text:style-name="T14">Observes</text:span><text:span text:style-name="T7">&lt;</text:span><text:span text:style-name="T11">ILocation</text:span><text:span text:style-name="T7">, </text:span><text:span text:style-name="T14">Location</text:span><text:span text:style-name="T7">&gt;</text:span></text:p>
      <text:p text:style-name="P14">{</text:p>
      <text:p text:style-name="P25"><text:span text:style-name="T7"><text:s text:c="4"/></text:span><text:span text:style-name="T11">Establish</text:span><text:span text:style-name="T7"> context = () =&gt;</text:span></text:p>
      <text:p text:style-name="P14"><text:s text:c="4"/>{</text:p>
      <text:p text:style-name="P25"><text:span text:style-name="T7"><text:s text:c="8"/>the_injected_united_nations_location_code = an&lt;</text:span><text:span text:style-name="T11">IUnitedNationsLocationCode</text:span><text:span text:style-name="T7">&gt;();</text:span></text:p>
      <text:p text:style-name="P25"><text:span text:style-name="T7"><text:s text:c="8"/></text:span><text:span text:style-name="T8">the_injected_location_name = </text:span><text:span text:style-name="T12">"Location Name Test"</text:span><text:span text:style-name="T8">;</text:span></text:p>
      <text:p text:style-name="P25"><text:span text:style-name="T7"><text:s text:c="8"/>the_location_factory = </text:span><text:span text:style-name="T4">new</text:span><text:span text:style-name="T7"> </text:span><text:span text:style-name="T14">LocationAggregateFactory</text:span><text:span text:style-name="T7">();</text:span></text:p>
      <text:p text:style-name="P14"/>
      <text:p text:style-name="P14"><text:s text:c="8"/>create_sut_using(() =&gt; </text:p>
      <text:p text:style-name="P14"><text:s text:c="11"/>the_location_factory</text:p>
      <text:p text:style-name="P14"><text:s text:c="14"/>.create_location_using(the_injected_united_nations_location_code, </text:p>
      <text:p text:style-name="P14"><text:s text:c="37"/>the_injected_location_name));</text:p>
      <text:p text:style-name="P14"><text:s text:c="4"/>};</text:p>
      <text:p text:style-name="P14"/>
      <text:p text:style-name="P25"><text:span text:style-name="T7"><text:s text:c="4"/></text:span><text:span text:style-name="T4">static</text:span><text:span text:style-name="T7"> </text:span><text:span text:style-name="T4">protected</text:span><text:span text:style-name="T7"> </text:span><text:span text:style-name="T11">IUnitedNationsLocationCode</text:span><text:span text:style-name="T7"> </text:span></text:p>
      <text:p text:style-name="P14"><text:s text:c="24"/>the_injected_united_nations_location_code;</text:p>
      <text:p text:style-name="P25"><text:span text:style-name="T7"><text:s text:c="4"/></text:span><text:span text:style-name="T5">static</text:span><text:span text:style-name="T8"> </text:span><text:span text:style-name="T5">protected</text:span><text:span text:style-name="T8"> </text:span><text:span text:style-name="T5">string</text:span><text:span text:style-name="T8"> the_injected_location_name;</text:span></text:p>
      <text:p text:style-name="P25"><text:span text:style-name="T7"><text:s text:c="4"/></text:span><text:span text:style-name="T4">static</text:span><text:span text:style-name="T7"> </text:span><text:span text:style-name="T11">ILocationFactory</text:span><text:span text:style-name="T7"> the_location_factory;</text:span></text:p>
      <text:p text:style-name="P14">}</text:p>
      <text:p text:style-name="P14"/>
      <text:p text:style-name="P21">DESPUES</text:p>
      <text:p text:style-name="P21"/>
      <text:p text:style-name="P18"><text:span text:style-name="T3">public</text:span><text:span text:style-name="T15"> </text:span><text:span text:style-name="T3">abstract</text:span><text:span text:style-name="T15"> </text:span><text:span text:style-name="T3">class</text:span><text:span text:style-name="T15"> </text:span><text:span text:style-name="T13">concern_for_location</text:span><text:span text:style-name="T15"> : </text:span><text:span text:style-name="T13">Observes</text:span><text:span text:style-name="T15">&lt;</text:span><text:span text:style-name="T10">ILocation</text:span><text:span text:style-name="T15">, </text:span><text:span text:style-name="T13">Location</text:span><text:span text:style-name="T15">&gt;</text:span></text:p>
      <text:p text:style-name="P14">{</text:p>
      <text:p text:style-name="P25"><text:span text:style-name="T7"><text:s text:c="4"/></text:span><text:span text:style-name="T11">Establish</text:span><text:span text:style-name="T7"> context = () =&gt;</text:span></text:p>
      <text:p text:style-name="P14"><text:s text:c="4"/>{</text:p>
      <text:p text:style-name="P25"><text:soft-page-break/><text:span text:style-name="T7"><text:s text:c="8"/>the_injected_united_nations_location_code = an&lt;</text:span><text:span text:style-name="T11">IUnitedNationsLocationCode</text:span><text:span text:style-name="T7">&gt;();</text:span></text:p>
      <text:p text:style-name="P25"><text:span text:style-name="T7"><text:s text:c="8"/></text:span><text:span text:style-name="T8">the_injected_location_name = an&lt;</text:span><text:span text:style-name="T12">ILocationName</text:span><text:span text:style-name="T8">&gt;();</text:span></text:p>
      <text:p text:style-name="P25"><text:span text:style-name="T7"><text:s text:c="8"/>the_location_factory = </text:span><text:span text:style-name="T4">new</text:span><text:span text:style-name="T7"> </text:span><text:span text:style-name="T14">LocationAggregateFactory</text:span><text:span text:style-name="T7">();</text:span></text:p>
      <text:p text:style-name="P14"/>
      <text:p text:style-name="P14"><text:s text:c="8"/>create_sut_using(() =&gt; </text:p>
      <text:p text:style-name="P14"><text:s text:c="11"/>the_location_factory</text:p>
      <text:p text:style-name="P14"><text:s text:c="14"/>.create_location_using(the_injected_united_nations_location_code, </text:p>
      <text:p text:style-name="P14"><text:s text:c="37"/>the_injected_location_name));</text:p>
      <text:p text:style-name="P14"><text:s text:c="4"/>};</text:p>
      <text:p text:style-name="P14"/>
      <text:p text:style-name="P25"><text:span text:style-name="T7"><text:s text:c="4"/></text:span><text:span text:style-name="T4">static</text:span><text:span text:style-name="T7"> </text:span><text:span text:style-name="T4">protected</text:span><text:span text:style-name="T7"> </text:span><text:span text:style-name="T11">IUnitedNationsLocationCode</text:span><text:span text:style-name="T7"> </text:span></text:p>
      <text:p text:style-name="P14"><text:s text:c="24"/>the_injected_united_nations_location_code;</text:p>
      <text:p text:style-name="P25"><text:span text:style-name="T7"><text:s text:c="4"/></text:span><text:span text:style-name="T5">static</text:span><text:span text:style-name="T8"> </text:span><text:span text:style-name="T5">protected</text:span><text:span text:style-name="T8"> </text:span><text:span text:style-name="T12">ILocationName</text:span><text:span text:style-name="T8"> the_injected_location_name;</text:span></text:p>
      <text:p text:style-name="P25"><text:span text:style-name="T7"><text:s text:c="4"/></text:span><text:span text:style-name="T4">static</text:span><text:span text:style-name="T7"> </text:span><text:span text:style-name="T11">ILocationFactory</text:span><text:span text:style-name="T7"> the_location_factory;</text:span></text:p>
      <text:p text:style-name="P14">}</text:p>
      <text:p text:style-name="P1"/>
      <text:p text:style-name="P1">Pero esto nos genera el siguiente problema. La DDD_Factor IlocationFactory espera los siguientes argumentos:</text:p>
      <text:p text:style-name="P1"/>
      <text:p text:style-name="P22"><text:span text:style-name="T4">public</text:span><text:span text:style-name="T7"> </text:span><text:span text:style-name="T4">interface</text:span><text:span text:style-name="T7"> </text:span><text:span text:style-name="T11">ILocationFactory</text:span></text:p>
      <text:p text:style-name="P14">{</text:p>
      <text:p text:style-name="P25"><text:span text:style-name="T7"><text:s text:c="4"/></text:span><text:span text:style-name="T11">ILocation</text:span><text:span text:style-name="T7"> create_location_using(</text:span></text:p>
      <text:p text:style-name="P25"><text:span text:style-name="T7"><text:s text:c="17"/></text:span><text:span text:style-name="T11">IUnitedNationsLocationCode</text:span><text:span text:style-name="T7"> the_united_nations_location_code, </text:span></text:p>
      <text:p text:style-name="P25"><text:span text:style-name="T7"><text:s text:c="17"/></text:span><text:span text:style-name="T5">string</text:span><text:span text:style-name="T8"> the_location_name</text:span><text:span text:style-name="T7">);</text:span></text:p>
      <text:p text:style-name="P14">}</text:p>
      <text:p text:style-name="P1"/>
      <text:p text:style-name="P1">Por lo tanto debemos cambiarlos por:</text:p>
      <text:p text:style-name="P1"/>
      <text:p text:style-name="P22"><text:span text:style-name="T4">public</text:span><text:span text:style-name="T7"> </text:span><text:span text:style-name="T4">interface</text:span><text:span text:style-name="T7"> </text:span><text:span text:style-name="T11">ILocationFactory</text:span></text:p>
      <text:p text:style-name="P14">{</text:p>
      <text:p text:style-name="P25"><text:span text:style-name="T7"><text:s text:c="4"/></text:span><text:span text:style-name="T11">ILocation</text:span><text:span text:style-name="T7"> create_location_using(</text:span></text:p>
      <text:p text:style-name="P25"><text:span text:style-name="T7"><text:s text:c="17"/></text:span><text:span text:style-name="T11">IUnitedNationsLocationCode</text:span><text:span text:style-name="T7"> the_united_nations_location_code, </text:span></text:p>
      <text:p text:style-name="P25"><text:span text:style-name="T7"><text:s text:c="17"/></text:span><text:span text:style-name="T12">ILocationName</text:span><text:span text:style-name="T8"> the_location_name</text:span><text:span text:style-name="T7">);</text:span></text:p>
      <text:p text:style-name="P14">}</text:p>
      <text:p text:style-name="P1"/>
      <text:p text:style-name="P1">Lo que nos obliga a cambiar su implementación a:</text:p>
      <text:p text:style-name="P1"/>
      <text:p text:style-name="P22"><text:span text:style-name="T4">public</text:span><text:span text:style-name="T7"> </text:span><text:span text:style-name="T4">class</text:span><text:span text:style-name="T7"> </text:span><text:span text:style-name="T14">LocationAggregateFactory</text:span><text:span text:style-name="T7"> : </text:span><text:span text:style-name="T11">ILocationFactory</text:span></text:p>
      <text:p text:style-name="P14">{</text:p>
      <text:p text:style-name="P25"><text:span text:style-name="T7"><text:s text:c="4"/></text:span><text:span text:style-name="T4">public</text:span><text:span text:style-name="T7"> </text:span><text:span text:style-name="T11">ILocation</text:span><text:span text:style-name="T7"> create_location_using(</text:span></text:p>
      <text:p text:style-name="P25"><text:span text:style-name="T7"><text:s text:c="24"/></text:span><text:span text:style-name="T11">IUnitedNationsLocationCode</text:span><text:span text:style-name="T7"> the_united_nations_location_code, </text:span></text:p>
      <text:p text:style-name="P25"><text:span text:style-name="T7"><text:s text:c="24"/></text:span><text:span text:style-name="T12">ILocationName</text:span><text:span text:style-name="T8"> the_location_name</text:span><text:span text:style-name="T7">)</text:span></text:p>
      <text:p text:style-name="P14"><text:s text:c="4"/>{ (....) }</text:p>
      <text:p text:style-name="P14">}</text:p>
      <text:p text:style-name="P1"/>
      <text:p text:style-name="P1">Y hasta aquí podríamos llegar.</text:p>
      <text:p text:style-name="P1"/>
      <text:p text:style-name="P1">Todavía necesitamos hacer algunos cambios mas que poco aportan a la comprensión de la solución 2. Se trata de cambios concretos en la implementación de las clases afectadas para acomodarlas a los nuevos requerimientos. La única razón por la que hemos decidido documentarlos es para poder ilustrar que antes de ejecutar/crear nuevas BDD_Specs (en concreto, la relativa a la Solución 2), debemos acondicionar el sistema para el cambio y también debemos cerciorarnos de que todas nuestras BDD_Specs funcionan tras esos cambios, ya que las BDD_Specs son nuestra red de seguridad que confirman que las nuevas caracteristicas no afectan a todo lo que hemos progrmado hasta ahora.</text:p>
      <text:p text:style-name="P1"/>
      <text:p text:style-name="P1">Continuamos con este proceso.</text:p>
      <text:p text:style-name="P1"/>
      <text:p text:style-name="P1">En la implementación del método create_locations_using() de la DDD_Factor IlocationFactory, necesitamos hacer <text:s/>dos cambios mas:</text:p>
      <text:p text:style-name="P1"/>
      <text:p text:style-name="P1">El primer cambio lo podemos ver en el siguiente código:</text:p>
      <text:p text:style-name="P1"><text:soft-page-break/></text:p>
      <text:p text:style-name="P24"><text:span text:style-name="T4">if</text:span><text:span text:style-name="T7"> (</text:span><text:span text:style-name="T14">String</text:span><text:span text:style-name="T7">.IsNullOrEmpty(the_location_name.</text:span><text:span text:style-name="T17">name</text:span><text:span text:style-name="T7">()))</text:span></text:p>
      <text:p text:style-name="P25"><text:span text:style-name="T7"><text:s text:c="3"/></text:span><text:span text:style-name="T4">throw</text:span><text:span text:style-name="T7"> </text:span><text:span text:style-name="T4">new</text:span><text:span text:style-name="T7"> </text:span><text:span text:style-name="T14">ArgumentNullException</text:span><text:span text:style-name="T7">(</text:span><text:span text:style-name="T11">"the_location_name"</text:span><text:span text:style-name="T7">, </text:span><text:span text:style-name="T11">"Invariant Violated: ...."</text:span><text:span text:style-name="T7">);</text:span></text:p>
      <text:p text:style-name="P1"/>
      <text:p text:style-name="P1">Con esto, devolveríamos la representación del nombre (el string). Que este en rojo no debería suponer un problema. Hemos basado toda nuestra metodología de diseño en ir solucionando el código rojo. Sin embargo, en este caso, no nos convence. </text:p>
      <text:p text:style-name="P1"/>
      <text:p text:style-name="P1">Hemos creado un nuevo DDD_Value_Object, IlocationName. Por lo tanto, creemos que ya no tiene sentido hacer esa comprobación en la DDD_Factor LA comprobación que deberíamos hacer, en cambio seria:</text:p>
      <text:p text:style-name="P1"/>
      <text:p text:style-name="P22"><text:span text:style-name="T4">if</text:span><text:span text:style-name="T7"> (the_location_name == </text:span><text:span text:style-name="T4">null</text:span><text:span text:style-name="T7">)</text:span></text:p>
      <text:p text:style-name="P25"><text:span text:style-name="T7"><text:s text:c="3"/></text:span><text:span text:style-name="T4">throw</text:span><text:span text:style-name="T7"> </text:span><text:span text:style-name="T4">new</text:span><text:span text:style-name="T7"> </text:span><text:span text:style-name="T14">ArgumentNullException</text:span><text:span text:style-name="T7">(</text:span><text:span text:style-name="T11">"the_location_name"</text:span><text:span text:style-name="T7">, </text:span><text:span text:style-name="T11">"Invariant Violated: ...."</text:span><text:span text:style-name="T7">);</text:span></text:p>
      <text:p text:style-name="P1"/>
      <text:p text:style-name="P1">Fijémonos por un instante en la parte que cambia:</text:p>
      <text:p text:style-name="P1"/>
      <text:p text:style-name="P21">ANTES</text:p>
      <text:p text:style-name="P21"/>
      <text:p text:style-name="P22"><text:span text:style-name="T4">if</text:span><text:span text:style-name="T7"> (</text:span><text:span text:style-name="T14">String</text:span><text:span text:style-name="T7">.IsNullOrEmpty(the_location_name.</text:span><text:span text:style-name="T17">name</text:span><text:span text:style-name="T7">()))</text:span></text:p>
      <text:p text:style-name="P21"/>
      <text:p text:style-name="P21">DESPUES</text:p>
      <text:p text:style-name="P21"/>
      <text:p text:style-name="P22"><text:span text:style-name="T4">if</text:span><text:span text:style-name="T7"> (the_location_name == </text:span><text:span text:style-name="T4">null</text:span><text:span text:style-name="T7">)</text:span></text:p>
      <text:p text:style-name="P1"/>
      <text:p text:style-name="P1">Antes comprobábamos que un método de una instancia de un DDD_Value_Object IlocationName que devuelve un string, no sea ni nulo ni sea la cadena vacía Esta comprobación hay que hacerla, pero no en esta DDD_Factor sino que deberíamos tener unas nuevas BDD_Specs relativas al recién creado DDD_Value_Object IlocationNAme que se encargasen de ello, de forma que probablemente necesitemos otra DDD_Factor que se podría llamar ILocationNameFactory donde se comprueben las invariantes relativas al proceso de construcción de un DDD_Value_Object IlocationName. Ese es su sitio. Ahí es donde debe residir ese comportamiento/responsabilidad.</text:p>
      <text:p text:style-name="P1"/>
      <text:p text:style-name="P1">En la parte del "Después" comprobamos que la instancia del DDD_Value_Object IlocationName sea correcta. Esa es el comportamiento/responsabilidad de la que debe encargarse la DDD_Factor ILocationFactory. Por lo tanto no nos queda otra que variar las BDD_Specs ya existentes. Es decir, estas dos BDD_Specs:</text:p>
      <text:p text:style-name="P1"/>
      <text:p text:style-name="P19">When attempting to inject a null location name into the location factory</text:p>
      <text:p text:style-name="P20">» It should throw a null argument exception.</text:p>
      <text:p text:style-name="P20">» It should throw an invariant violated exception message.</text:p>
      <text:p text:style-name="P20"/>
      <text:p text:style-name="P20">When attempting to inject an empty location name into the location factory</text:p>
      <text:p text:style-name="P20">» It should throw a null argument exception.</text:p>
      <text:p text:style-name="P20">» It should throw an invariant violated exception message.</text:p>
      <text:p text:style-name="P1"/>
      <text:p text:style-name="P1">Ahora carecen de sentido en este contexto. Serian las BDD_Specs del "Antes", y de alguna forma se transformaran en dos BDD_Specs que definan el comportamiento del DDD_Value_Object IlocationName.</text:p>
      <text:p text:style-name="P1"/>
      <text:p text:style-name="P1">Pero lo que mas nos interesa en estos momentos es saber cual seria la BDD_Spec del "Después". Pues bien, aquí la tenemos:</text:p>
      <text:p text:style-name="P1"/>
      <text:p text:style-name="P19">When attempting to inject a null location name into the location factory</text:p>
      <text:p text:style-name="P20">» It should throw a null argument exception.</text:p>
      <text:p text:style-name="P19">» It should throw an invariant violated exception message.</text:p>
      <text:p text:style-name="P1"/>
      <text:p text:style-name="P1">Esta si que define perfectamente el comportamiento que queremos obtener.</text:p>
      <text:p text:style-name="P1"/>
      <text:p text:style-name="P1">Antes de explicar cual es el segundo cambio necesario en la implementación de la DDD_Factor ILocationFactory, no podemos evitar volver a destacar, que todo este razonamiento, provocado por el uso del BDD, responde única y exclusivamente al DISEÑO. Lo <text:soft-page-break/>repetiremos hasta la saciedad, cuando practicas BDD, estas DISEÑANDO y REDISEÑANDO constantemente.</text:p>
      <text:p text:style-name="P1"/>
      <text:p text:style-name="P1">El segundo cambio necesario es el relativo a esta linea de código:</text:p>
      <text:p text:style-name="P1"/>
      <text:p text:style-name="P22"><text:span text:style-name="T4">return</text:span><text:span text:style-name="T7"> </text:span><text:span text:style-name="T4">new</text:span><text:span text:style-name="T7"> </text:span><text:span text:style-name="T14">Location</text:span><text:span text:style-name="T7">(the_united_nations_location_code, the_location_name);</text:span></text:p>
      <text:p text:style-name="P1"/>
      <text:p text:style-name="P1">El constructor que invoca espera que "the_location_name" sea un string, en lugar de un IlocationName que es lo que nosotros pretendemos.</text:p>
      <text:p text:style-name="P1"/>
      <text:p text:style-name="P1">Por lo tanto, necesitamos cambiar la signatura del Constructor de la clase Location, para que admita un DDD_Value_Object IlocationName en vez de un tipo primitivo string. El cambio es muy sencillo, tal y como se ilustra aquí:</text:p>
      <text:p text:style-name="P1"/>
      <text:p text:style-name="P22"><text:span text:style-name="T4">internal</text:span><text:span text:style-name="T7"> Location(</text:span><text:span text:style-name="T11">IUnitedNationsLocationCode</text:span><text:span text:style-name="T7"> the_united_nations_location_code, </text:span></text:p>
      <text:p text:style-name="P22"><text:span text:style-name="T7"><text:s text:c="18"/></text:span><text:span text:style-name="T12">ILocationName</text:span><text:span text:style-name="T8"> the_injected_location_name</text:span><text:span text:style-name="T7">)</text:span></text:p>
      <text:p text:style-name="P14">{</text:p>
      <text:p text:style-name="P14"><text:s text:c="4"/>underlying_united_nations_location_code = the_united_nations_location_code;</text:p>
      <text:p text:style-name="P14"><text:s text:c="4"/>underlying_location_name = the_injected_location_name;</text:p>
      <text:p text:style-name="P27">}</text:p>
      <text:p text:style-name="P1"/>
      <text:p text:style-name="P1">Al hacer este cambio, nos encontramos con el problema de que underlying_location_name es de tipo string. Por lo tanto también debemos cambiar su tipo a IlocationName:</text:p>
      <text:p text:style-name="P1"/>
      <text:p text:style-name="P22"><text:span text:style-name="T4">public</text:span><text:span text:style-name="T7"> </text:span><text:span text:style-name="T4">class</text:span><text:span text:style-name="T7"> </text:span><text:span text:style-name="T14">Location</text:span><text:span text:style-name="T7"> : </text:span><text:span text:style-name="T11">ILocation</text:span></text:p>
      <text:p text:style-name="P14">{</text:p>
      <text:p text:style-name="P25"><text:span text:style-name="T7"><text:s text:c="4"/></text:span><text:span text:style-name="T4">readonly</text:span><text:span text:style-name="T7"> </text:span><text:span text:style-name="T11">IUnitedNationsLocationCode</text:span><text:span text:style-name="T7"> underlying_united_nations_location_code;</text:span></text:p>
      <text:p text:style-name="P25"><text:span text:style-name="T7"><text:s text:c="4"/></text:span><text:span text:style-name="T5">readonly</text:span><text:span text:style-name="T8"> </text:span><text:span text:style-name="T12">ILocationName</text:span><text:span text:style-name="T8"> underlying_location_name;</text:span></text:p>
      <text:p text:style-name="P14"/>
      <text:p text:style-name="P25"><text:span text:style-name="T7"><text:s text:c="4"/></text:span><text:span text:style-name="T4">internal</text:span><text:span text:style-name="T7"> Location(</text:span><text:span text:style-name="T11">IUnitedNationsLocationCode</text:span><text:span text:style-name="T7"> the_united_nations_location_code, </text:span></text:p>
      <text:p text:style-name="P25"><text:span text:style-name="T7"><text:s text:c="22"/></text:span><text:span text:style-name="T11">ILocationName</text:span><text:span text:style-name="T7"> the_injected_location_name)</text:span></text:p>
      <text:p text:style-name="P14"><text:s text:c="4"/>{</text:p>
      <text:p text:style-name="P14"><text:s text:c="8"/>underlying_united_nations_location_code = the_united_nations_location_code;</text:p>
      <text:p text:style-name="P14"><text:s text:c="8"/>underlying_location_name = the_injected_location_name;</text:p>
      <text:p text:style-name="P14"><text:s text:c="4"/>}</text:p>
      <text:p text:style-name="P14"><text:s text:c="4"/></text:p>
      <text:p text:style-name="P14"><text:s text:c="4"/>(....)</text:p>
      <text:p text:style-name="P14">}</text:p>
      <text:p text:style-name="P1"/>
      <text:p text:style-name="P1"/>
      <text:p text:style-name="P1">Pero aquí nos se acaban las consecuencias, ya que en el método actual_location_name() también tenemos problemas. Como anteriormente underlying_location_name era un string, devolvíamos directamente underlying_location_name. Pero ahora no es un string, sino que es un IlocationName. Por lo tanto la manera mas sencilla de resolver esto es crear en la interface que representa al DDD_Value_Object IlocationName un método llamado name() que devuelva ese string que necesitamos (de nuevo mas DISEÑO):</text:p>
      <text:p text:style-name="P1"/>
      <text:p text:style-name="P22"><text:span text:style-name="T4">public</text:span><text:span text:style-name="T7"> </text:span><text:span text:style-name="T4">interface</text:span><text:span text:style-name="T7"> </text:span><text:span text:style-name="T11">ILocationName</text:span><text:span text:style-name="T7"> : </text:span><text:span text:style-name="T11">IValueObject</text:span><text:span text:style-name="T7">&lt;</text:span><text:span text:style-name="T11">ILocationName</text:span><text:span text:style-name="T7">&gt;</text:span></text:p>
      <text:p text:style-name="P14">{</text:p>
      <text:p text:style-name="P25"><text:span text:style-name="T7"><text:s text:c="4"/></text:span><text:span text:style-name="T4">int</text:span><text:span text:style-name="T7"> GetHashCode();</text:span></text:p>
      <text:p text:style-name="P25"><text:span text:style-name="T7"><text:s text:c="4"/></text:span><text:span text:style-name="T5">string</text:span><text:span text:style-name="T8"> name();</text:span></text:p>
      <text:p text:style-name="P14">}</text:p>
      <text:p text:style-name="P1"/>
      <text:p text:style-name="P1">Por lo que ahora simplemente devolvemos ese string resultado de la invocación del método name() en el DDD_Value_Object IlocationName:</text:p>
      <text:p text:style-name="P1"/>
      <text:p text:style-name="P22"><text:span text:style-name="T4">public</text:span><text:span text:style-name="T7"> </text:span><text:span text:style-name="T4">class</text:span><text:span text:style-name="T7"> </text:span><text:span text:style-name="T14">Location</text:span><text:span text:style-name="T7"> : </text:span><text:span text:style-name="T11">ILocation</text:span></text:p>
      <text:p text:style-name="P14">{</text:p>
      <text:p text:style-name="P25"><text:span text:style-name="T7"><text:s text:c="4"/></text:span><text:span text:style-name="T4">readonly</text:span><text:span text:style-name="T7"> </text:span><text:span text:style-name="T11">IUnitedNationsLocationCode</text:span><text:span text:style-name="T7"> underlying_united_nations_location_code;</text:span></text:p>
      <text:p text:style-name="P25"><text:span text:style-name="T7"><text:s text:c="4"/></text:span><text:span text:style-name="T4">readonly</text:span><text:span text:style-name="T7"> </text:span><text:span text:style-name="T11">ILocationName</text:span><text:span text:style-name="T7"> underlying_location_name;</text:span></text:p>
      <text:p text:style-name="P14"/>
      <text:p text:style-name="P25"><text:span text:style-name="T7"><text:s text:c="4"/></text:span><text:span text:style-name="T4">internal</text:span><text:span text:style-name="T7"> Location(</text:span><text:span text:style-name="T11">IUnitedNationsLocationCode</text:span><text:span text:style-name="T7"> the_united_nations_location_code, </text:span></text:p>
      <text:p text:style-name="P25"><text:soft-page-break/><text:span text:style-name="T7"><text:s text:c="22"/></text:span><text:span text:style-name="T11">ILocationName</text:span><text:span text:style-name="T7"> the_injected_location_name)</text:span></text:p>
      <text:p text:style-name="P14"><text:s text:c="4"/>{</text:p>
      <text:p text:style-name="P14"><text:s text:c="8"/>underlying_united_nations_location_code = the_united_nations_location_code;</text:p>
      <text:p text:style-name="P14"><text:s text:c="8"/>underlying_location_name = the_injected_location_name;</text:p>
      <text:p text:style-name="P14"><text:s text:c="4"/>}</text:p>
      <text:p text:style-name="P14"/>
      <text:p text:style-name="P25"><text:span text:style-name="T7"><text:s text:c="4"/></text:span><text:span text:style-name="T4">public</text:span><text:span text:style-name="T7"> </text:span><text:span text:style-name="T4">string</text:span><text:span text:style-name="T7"> actual_location_name()</text:span></text:p>
      <text:p text:style-name="P14"><text:s text:c="4"/>{</text:p>
      <text:p text:style-name="P25"><text:span text:style-name="T7"><text:s text:c="8"/></text:span><text:span text:style-name="T5">return</text:span><text:span text:style-name="T8"> underlying_location_name.name();</text:span></text:p>
      <text:p text:style-name="P14"><text:s text:c="4"/>}</text:p>
      <text:p text:style-name="P14"/>
      <text:p text:style-name="P14"><text:s text:c="4"/>(....)</text:p>
      <text:p text:style-name="P14"/>
      <text:p text:style-name="P14">}</text:p>
      <text:p text:style-name="P1"/>
      <text:p text:style-name="P1">Esto lanza una ultima pregunta y es que la BDD_Spec que se ocupaba de definir el comportamiento de "actual_location_name()" ya no sirve, puesto que lo que afirma no es cierto:</text:p>
      <text:p text:style-name="P1"/>
      <text:p text:style-name="P19">When returning the actual location name</text:p>
      <text:p text:style-name="P20">» It should return the underlying location name.</text:p>
      <text:p text:style-name="P1"/>
      <text:p text:style-name="P1">Era cierto antes, pero ahora deberíamos considerar algo así como:</text:p>
      <text:p text:style-name="P1"/>
      <text:p text:style-name="P19">When returning the actual location name</text:p>
      <text:p text:style-name="P20">» It should leverage the underlying location name representation.</text:p>
      <text:p text:style-name="P1"/>
      <text:p text:style-name="P1">La diferencia existente entre ambas BDD_Specs al traducirlas a código, debería ayudar a apuntalar lo expuesto:</text:p>
      <text:p text:style-name="P1"/>
      <text:p text:style-name="P12">ANTES:</text:p>
      <text:p text:style-name="P14"/>
      <text:p text:style-name="P25"><text:span text:style-name="T11">It</text:span><text:span text:style-name="T7"> should_return_the_underlying_location_name = () =&gt; </text:span></text:p>
      <text:p text:style-name="P25"><text:span text:style-name="T7"><text:s text:c="3"/>result.ShouldEqual(</text:span><text:span text:style-name="T11">"boo"</text:span><text:span text:style-name="T7">);</text:span></text:p>
      <text:p text:style-name="P14"/>
      <text:p text:style-name="P11">DESPUES:</text:p>
      <text:p text:style-name="P11"/>
      <text:p text:style-name="P22"><text:span text:style-name="T11">It</text:span><text:span text:style-name="T7"> should_leverage_underlying_location_name_representation = () =&gt; </text:span></text:p>
      <text:p text:style-name="P13"><text:s text:c="3"/>the_injected_location_name.received(x=&gt;x.name());</text:p>
      <text:p text:style-name="P1"/>
      <text:p text:style-name="P1">De esta forma, delegamos la responsabilidad a donde corresponde.</text:p>
      <text:p text:style-name="P1"/>
      <text:p text:style-name="P1">Con esto finalizamos los cambios necesarios.</text:p>
      <text:p text:style-name="P1"/>
      <text:p text:style-name="P1">Para evaluar la magnitud de la hecatombe que hemos provocado, debemos ejecutar la suite de BDD_Specs. Sin embargo, ni siquiera podemos ejecutarla porque el código no compila. Hemos roto el código en mas de 5 puntos distintos.</text:p>
      <text:p text:style-name="P1"/>
      <text:p text:style-name="P1">Procedemos, con paciencia, a evaluar cada uno de los errores y observamos que todos ellos se producen en BDD_Specs que dependían directamente de que IlocationName, antes era un string.</text:p>
      <text:p text:style-name="P1"/>
      <text:p text:style-name="P1">Uno de los ejemplos que se repiten es que:</text:p>
      <text:p text:style-name="P1"/>
      <text:p text:style-name="P11">ANTES:</text:p>
      <text:p text:style-name="P13"/>
      <text:p text:style-name="P22"><text:span text:style-name="T4">static</text:span><text:span text:style-name="T7"> </text:span><text:span text:style-name="T4">string</text:span><text:span text:style-name="T7"> the_injected_location_name;</text:span></text:p>
      <text:p text:style-name="P22"><text:span text:style-name="T7">the_injected_location_name = </text:span><text:span text:style-name="T11">"Test Location Name"</text:span><text:span text:style-name="T7">;</text:span></text:p>
      <text:p text:style-name="P13"/>
      <text:p text:style-name="P11">DESPUES:</text:p>
      <text:p text:style-name="P13"/>
      <text:p text:style-name="P22"><text:span text:style-name="T4">static</text:span><text:span text:style-name="T7"> </text:span><text:span text:style-name="T11">ILocationName</text:span><text:span text:style-name="T7"> the_injected_location_name;</text:span></text:p>
      <text:p text:style-name="P22"><text:soft-page-break/><text:span text:style-name="T7">the_injected_location_name = an&lt;</text:span><text:span text:style-name="T11">ILocationName</text:span><text:span text:style-name="T7">&gt;();</text:span></text:p>
      <text:p text:style-name="P1"/>
      <text:p text:style-name="P1">Cuando ya hemos resuelto los problemas de compilación, ejecutamos la suite de BDD_Specs y comprobamos que hay varias aserciones que ya no se cumplen. Revisamos cada uno de los errores y los corregimos. Todos ellos apuntaban a la DDD_Factor IlocationFactory. Finalmente obtenemos:</text:p>
      <text:p text:style-name="P1"/>
      <text:p text:style-name="P19">294 passed, 0 failed, 0 skipped, took 3,31 seconds (Machine.Specifications 0.3.0).</text:p>
      <text:p text:style-name="P1"/>
      <text:p text:style-name="P1">Como ya advertimos con anterioridad, lo importante de todo esto no es tanto entender todos y cada uno de los paso y sus implicaciones, sino mas bien saber que al hacer un cambio como hemos hecho nosotros, antes de ponernos con nada mas, debemos arreglar todo lo que hemos roto.</text:p>
      <text:p text:style-name="P1"/>
      <text:p text:style-name="P1">Ahora si que por fin estamos listos para ponernos con la Solución 2.</text:p>
      <text:p text:style-name="P1"/>
      <text:p text:style-name="P9"><text:span text:style-name="T1">DDD_Aggregate_Root Location – HashCode – Retomando y resolviendo la Solución 2</text:span>:</text:p>
      <text:p text:style-name="P1"/>
      <text:p text:style-name="P1">Si ejecutamos directamente, la BDD_Spec obtenemos que:</text:p>
      <text:p text:style-name="P1"/>
      <text:p text:style-name="P19">------ Test started: Assembly: dddsample.specs.dll ------</text:p>
      <text:p text:style-name="P20"/>
      <text:p text:style-name="P20">when calculating the location hash code v2</text:p>
      <text:p text:style-name="P20">» should leverage the underlying united nations location code hash code</text:p>
      <text:p text:style-name="P20">» should leverage the underlying location name hash code</text:p>
      <text:p text:style-name="P20">» should return the hash code (FAIL)</text:p>
      <text:p text:style-name="P20"/>
      <text:p text:style-name="P20"/>
      <text:p text:style-name="P20">Test 'should return the hash code' failed:</text:p>
      <text:p text:style-name="P20"><text:tab/>Machine.Specifications.SpecificationException: Should equal [0] but is [13378]</text:p>
      <text:p text:style-name="P20"><text:tab/>at Machine.Specifications.ShouldExtensionMethods.ShouldEqual[T](T actual, T expected)</text:p>
      <text:p text:style-name="P20"><text:tab/>domain\model\location.aggregate\LocationSpecs.cs(161,0): at dddsample.specs.domain.model.location.aggregate.when_calculating_the_location_hash_code_v2.&lt;.ctor&gt;b__8()</text:p>
      <text:p text:style-name="P20"><text:tab/>at Machine.Specifications.Model.Specification.InvokeSpecificationField()</text:p>
      <text:p text:style-name="P20"><text:tab/>at Machine.Specifications.Model.Specification.Verify()</text:p>
      <text:p text:style-name="P20"/>
      <text:p text:style-name="P20">2 passed, 1 failed, 0 skipped, took 0,81 seconds (Machine.Specifications 0.3.0).</text:p>
      <text:p text:style-name="P1"/>
      <text:p text:style-name="P1">Es decir, tan solo necesitamos cambiar ese "new int()" por el 13378 que es el resultado real para que se cumpla:</text:p>
      <text:p text:style-name="P1"/>
      <text:p text:style-name="P11">ANTES:</text:p>
      <text:p text:style-name="P11"/>
      <text:p text:style-name="P22"><text:span text:style-name="T11">It</text:span><text:span text:style-name="T7"> should_return_the_hash_code = () =&gt; result.ShouldEqual(</text:span><text:span text:style-name="T4">new</text:span><text:span text:style-name="T7"> </text:span><text:span text:style-name="T4">int</text:span><text:span text:style-name="T7">());</text:span></text:p>
      <text:p text:style-name="P14"/>
      <text:p text:style-name="P12">DESPUES:</text:p>
      <text:p text:style-name="P14"/>
      <text:p text:style-name="P25"><text:span text:style-name="T11">It</text:span><text:span text:style-name="T7"> should_return_the_hash_code = () =&gt; result.ShouldEqual(</text:span><text:span text:style-name="T11">13378</text:span><text:span text:style-name="T7">);</text:span></text:p>
      <text:p text:style-name="P1"/>
      <text:p text:style-name="P1">Y aquí nuestra BDD_Spec en funcionamiento:</text:p>
      <text:p text:style-name="P1"/>
      <text:p text:style-name="P19">------ Test started: Assembly: dddsample.specs.dll ------</text:p>
      <text:p text:style-name="P20"/>
      <text:p text:style-name="P20">when calculating the location hash code v2</text:p>
      <text:p text:style-name="P20">» should leverage the underlying united nations location code hash code</text:p>
      <text:p text:style-name="P20">» should leverage the underlying location name hash code</text:p>
      <text:p text:style-name="P20">» should return the hash code</text:p>
      <text:p text:style-name="P20"/>
      <text:p text:style-name="P20"/>
      <text:p text:style-name="P20">3 passed, 0 failed, 0 skipped, took 0,77 seconds (Machine.Specifications 0.3.0).</text:p>
      <text:p text:style-name="P1"/>
      <text:p text:style-name="P1"><text:soft-page-break/>Voila. Ya lo tenemos. Nuestra Solución 2 ya funciona.</text:p>
      <text:p text:style-name="P1"/>
      <text:p text:style-name="P9"><text:span text:style-name="T1">DDD_Aggregate_Root Location – HashCode - Solución 1 vs Solución 2</text:span>:</text:p>
      <text:p text:style-name="P1"/>
      <text:p text:style-name="P1">Hay un tema que hemos estado evitando, para no enredar todavía mas la discusión y es el siguiente. La Solución 1 viola el espíritu del BDD, pero cumple con lo pactado a través de las BDD_Specs (que se supone salen de una análisis de requisitos). La Solución 2 es un claro ejemplo del espíritu del BDD, pero se carga el diseño original al añadir un nuevo DDD_Value_Object.</text:p>
      <text:p text:style-name="P1"/>
      <text:p text:style-name="P1">Las implicaciones de esto son mucho mas importantes de lo que paree a simple vista, ya que implican al núcleo mismo del DDD. Se supone que las BDD_Specs están supeditadas a lo que necesita el cliente y por tanto serian un fiel reflejo de nuestro diseño DDD. A su vez el diseño DDD se apoya en un concepto básico como es el DDD_Ubiquitous_Language. Este DDD_Ubiquitous_Language es el que se pone en cuestión con la Solución 2 al crear el nuevo DDD_Value_Object IlocationName por nuestra cuenta y riesgo. Esto es completamente inaceptable. No podemos tomar una decisión de este calibre sin consultar con el equipo y probablemente con el cliente, ya que el termino "Location Name" debe ser incorporado al DDD_Ubiquitous_Language y por lo tanto tanto el equipo como el cliente (representados por los expertos en el Dominio) deben estar de acuerdo.</text:p>
      <text:p text:style-name="P1"/>
      <text:p text:style-name="P1">Con todo esto queremos resaltar que mas allá de que la Solución 2 sea mas correcta que la Solución 1 desde un punto de vista estrictamente "BDDdiano", el decidirnos por alguna de las dos, vendrá motivado por una reunión extra entre el equipo y el cliente en la que puedan aclarar el DDD_Ubiquitous_Language.</text:p>
      <text:p text:style-name="P1"/>
      <text:p text:style-name="P1">Probablemente, a raíz de esa reunión, se planteen otras preguntas, en caso de que optemos por la Solución 2 y ampliemos nuestro DDD_Ubiquitous_Language como:</text:p>
      <text:p text:style-name="P1"/>
      <text:p text:style-name="P1">¿Debemos seguir devolviendo el string en actual_location_name() o por el contrario deberíamos devolver un IlocationName?</text:p>
      <text:p text:style-name="P1"/>
      <text:p text:style-name="P1">Recordemos que en estos momentos nuestro código es el siguiente:</text:p>
      <text:p text:style-name="P1"/>
      <text:p text:style-name="P25"><text:span text:style-name="T4">public</text:span><text:span text:style-name="T7"> </text:span><text:span text:style-name="T4">string</text:span><text:span text:style-name="T7"> actual_location_name()</text:span></text:p>
      <text:p text:style-name="P14">{</text:p>
      <text:p text:style-name="P25"><text:span text:style-name="T7"><text:s text:c="4"/></text:span><text:span text:style-name="T5">return</text:span><text:span text:style-name="T8"> underlying_location_name.name();</text:span></text:p>
      <text:p text:style-name="P14">}</text:p>
      <text:p text:style-name="P1"/>
      <text:p text:style-name="P1">Y estamos planteándonos si no deberíamos hacer lo siguiente:</text:p>
      <text:p text:style-name="P1"/>
      <text:p text:style-name="P25"><text:span text:style-name="T4">public</text:span><text:span text:style-name="T7"> </text:span><text:span text:style-name="T11">ILocationName</text:span><text:span text:style-name="T7"> actual_location_name()</text:span></text:p>
      <text:p text:style-name="P14">{</text:p>
      <text:p text:style-name="P25"><text:span text:style-name="T7"><text:s text:c="4"/></text:span><text:span text:style-name="T5">return</text:span><text:span text:style-name="T8"> underlying_location_name;</text:span></text:p>
      <text:p text:style-name="P14">}</text:p>
      <text:p text:style-name="P1"/>
      <text:p text:style-name="P1"/>
      <text:p text:style-name="P1">NOTA: en realidad esta ultima pregunta debería plantearse desde el punto de las BDD_Specs, de la siguiente forma:</text:p>
      <text:p text:style-name="P1"/>
      <text:p text:style-name="P19">AHORA:</text:p>
      <text:p text:style-name="P19"/>
      <text:p text:style-name="P19">When returning the actual location name</text:p>
      <text:p text:style-name="P20">» It should leverage the underlying location name representation.</text:p>
      <text:p text:style-name="P20"/>
      <text:p text:style-name="P20">POSIBILIDAD QUE SE HABRE TRAS LA PREGUNTA:</text:p>
      <text:p text:style-name="P20"/>
      <text:p text:style-name="P20">When returning the actual location name</text:p>
      <text:p text:style-name="P20">» It should return the underlying location name.</text:p>
      <text:p text:style-name="P1"/>
      <text:p text:style-name="P1">FIN NOTA.</text:p>
      <text:p text:style-name="P1"/>
      <text:p text:style-name="P1"><text:soft-page-break/>Prue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fo:font-size="10pt" style:font-name-asian="OpenSymbol" style:font-size-asian="10pt" style:font-name-complex="OpenSymbo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28M26S</meta:editing-duration>
    <meta:editing-cycles>11</meta:editing-cycles>
    <meta:generator>OpenOffice.org/3.2$Win32 OpenOffice.org_project/320m18$Build-9502</meta:generator>
    <dc:date>2010-08-02T08:58:23.07</dc:date>
    <meta:document-statistic meta:table-count="0" meta:image-count="0" meta:object-count="0" meta:page-count="20" meta:paragraph-count="646" meta:word-count="5584" meta:character-count="43969"/>
    <meta:user-defined meta:name="Info 1"/>
    <meta:user-defined meta:name="Info 2"/>
    <meta:user-defined meta:name="Info 3"/>
    <meta:user-defined meta:name="Info 4"/>
  </office:meta>
</office:document-meta>
</file>